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0e64e93" style:font-style-asian="normal" style:font-style-complex="normal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2fc089" style:font-style-asian="normal" style:font-style-complex="normal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92d694" style:font-style-asian="normal" style:font-style-complex="normal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officeooo:paragraph-rsid="016e7072" style:font-style-asian="normal" style:font-style-complex="normal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2f10e" officeooo:paragraph-rsid="0132f10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7072" officeooo:paragraph-rsid="0172191a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8d82c5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2d694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05ba05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e49ea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/>
      <style:text-properties fo:color="#ffff00" officeooo:paragraph-rsid="00e64e93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e64e93" officeooo:paragraph-rsid="01703948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style:use-window-font-color="true" officeooo:paragraph-rsid="0182154a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64e93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72561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fo:background-color="#fffff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1adba1c" fo:background-color="#ffffff" style:font-weight-asian="bold" style:font-weight-complex="bold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officeooo:rsid="00e64e93" officeooo:paragraph-rsid="012beee4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tyle="italic" officeooo:paragraph-rsid="00e64e93" style:font-style-asian="italic" style:font-style-complex="italic"/>
    </style:style>
    <style:style style:name="P23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font-name="Times New Roman1" fo:font-size="16pt" fo:font-weight="bold" officeooo:paragraph-rsid="00eb2afe"/>
    </style:style>
    <style:style style:name="P24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officeooo:paragraph-rsid="00e72561"/>
    </style:style>
    <style:style style:name="P2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paragraph-rsid="00eb2afe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rsid="01a90768" officeooo:paragraph-rsid="01a90768" style:font-style-asian="normal" style:font-style-complex="normal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 officeooo:paragraph-rsid="00e72561"/>
    </style:style>
    <style:style style:name="P2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afacbd" officeooo:paragraph-rsid="01b33252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" fo:font-size="22pt" fo:language="it" fo:country="IT" fo:font-style="italic" fo:font-weight="normal" officeooo:rsid="015c9504" officeooo:paragraph-rsid="01229594" style:font-name-asian="Times New Roman1" style:font-size-asian="22pt" style:language-asian="zxx" style:country-asian="none" style:font-style-asian="italic" style:font-weight-asian="normal" style:font-name-complex="Times New Roman1" style:font-size-complex="22pt" style:language-complex="ar" style:country-complex="SA" style:font-style-complex="italic" style:font-weight-complex="normal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size="16pt" officeooo:paragraph-rsid="017aecd0"/>
    </style:style>
    <style:style style:name="P3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000000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18d82c5"/>
    </style:style>
    <style:style style:name="P3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3f50cd" officeooo:paragraph-rsid="018d82c5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officeooo:paragraph-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182154a"/>
    </style:style>
    <style:style style:name="P36" style:family="paragraph" style:parent-style-name="Text_20_body" style:master-page-name="HTML">
      <style:paragraph-properties fo:margin-top="0in" fo:margin-bottom="0in" loext:contextual-spacing="false" fo:text-align="justify" style:justify-single-word="false" style:page-number="auto"/>
      <style:text-properties style:use-window-font-color="true" officeooo:paragraph-rsid="01964ed6"/>
    </style:style>
    <style:style style:name="P37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1665643"/>
    </style:style>
    <style:style style:name="P38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anguage="it" fo:country="IT" fo:font-style="normal" fo:font-weight="normal" officeooo:rsid="0155bf02" officeooo:paragraph-rsid="016215b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39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font-style="normal" fo:font-weight="normal" officeooo:rsid="00283f89" officeooo:paragraph-rsid="01a9076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40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881fe" officeooo:paragraph-rsid="01b881fe" style:font-style-asian="normal" style:font-style-complex="normal"/>
    </style:style>
    <style:style style:name="P41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size="16pt" officeooo:paragraph-rsid="01adba1c"/>
    </style:style>
    <style:style style:name="P42" style:family="paragraph" style:parent-style-name="Text_20_body" style:list-style-name="L1" style:master-page-name="">
      <loext:graphic-properties draw:fill="none"/>
      <style:paragraph-properties fo:margin-top="0in" fo:margin-bottom="0in" loext:contextual-spacing="false" fo:text-align="justify" style:justify-single-word="false" fo:orphans="2" fo:widows="2" style:page-number="auto" fo:background-color="transparent" style:writing-mode="lr-tb"/>
      <style:text-properties officeooo:paragraph-rsid="01835ef9"/>
    </style:style>
    <style:style style:name="P43" style:family="paragraph" style:parent-style-name="Text_20_body" style:list-style-name="L1">
      <loext:graphic-properties draw:fill="none"/>
      <style:paragraph-properties fo:margin-top="0in" fo:margin-bottom="0in" loext:contextual-spacing="false" fo:text-align="justify" style:justify-single-word="false" fo:orphans="2" fo:widows="2" fo:background-color="transparent" style:writing-mode="lr-tb"/>
      <style:text-properties officeooo:paragraph-rsid="01835ef9"/>
    </style:style>
    <style:style style:name="P44" style:family="paragraph" style:parent-style-name="Text_20_body" style:list-style-name="L1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officeooo:paragraph-rsid="01150676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45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1835ef9"/>
    </style:style>
    <style:style style:name="P46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0eb2afe"/>
    </style:style>
    <style:style style:name="P47" style:family="paragraph" style:parent-style-name="Text_20_body" style:list-style-name="L2">
      <style:paragraph-properties fo:margin-left="0.7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language="it" fo:country="IT" officeooo:paragraph-rsid="01835ef9"/>
    </style:style>
    <style:style style:name="T1" style:family="text">
      <style:text-properties fo:font-variant="normal" fo:text-transform="none" style:font-name="Times New Roman1" fo:font-size="16pt" fo:letter-spacing="normal" fo:language="it" fo:country="IT" fo:font-style="normal" fo:font-weight="normal"/>
    </style:style>
    <style:style style:name="T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295042"/>
    </style:style>
    <style:style style:name="T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480c2"/>
    </style:style>
    <style:style style:name="T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84892"/>
    </style:style>
    <style:style style:name="T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de7942"/>
    </style:style>
    <style:style style:name="T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transparent" loext:char-shading-value="0"/>
    </style:style>
    <style:style style:name="T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1ee380" fo:background-color="transparent" loext:char-shading-value="0"/>
    </style:style>
    <style:style style:name="T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72191a" fo:background-color="transparent" loext:char-shading-value="0"/>
    </style:style>
    <style:style style:name="T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2235d"/>
    </style:style>
    <style:style style:name="T1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faab4"/>
    </style:style>
    <style:style style:name="T1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0582ca"/>
    </style:style>
    <style:style style:name="T1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style:font-style-asian="normal" style:font-style-complex="normal"/>
    </style:style>
    <style:style style:name="T1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/>
    </style:style>
    <style:style style:name="T1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bed5"/>
    </style:style>
    <style:style style:name="T1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82154a"/>
    </style:style>
    <style:style style:name="T1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#ffffff" loext:char-shading-value="0" style:font-style-asian="normal" style:font-style-complex="normal"/>
    </style:style>
    <style:style style:name="T1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b924d0" fo:background-color="#ffffff" loext:char-shading-value="0" style:font-style-asian="normal" style:font-style-complex="normal"/>
    </style:style>
    <style:style style:name="T1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64ed6"/>
    </style:style>
    <style:style style:name="T1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5df6"/>
    </style:style>
    <style:style style:name="T2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6bd9"/>
    </style:style>
    <style:style style:name="T2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e49ea"/>
    </style:style>
    <style:style style:name="T22" style:family="text">
      <style:text-properties fo:font-variant="normal" fo:text-transform="none" style:font-name="Times New Roman1" fo:font-size="16pt" fo:letter-spacing="normal" fo:language="it" fo:country="IT" fo:font-style="normal" style:text-underline-style="none" fo:font-weight="normal" officeooo:rsid="0156798d" style:font-style-asian="normal" style:font-style-complex="normal"/>
    </style:style>
    <style:style style:name="T23" style:family="text">
      <style:text-properties fo:font-variant="normal" fo:text-transform="none" style:font-name="Times New Roman1" fo:font-size="16pt" fo:letter-spacing="normal" fo:language="it" fo:country="IT" fo:font-style="normal" style:text-underline-style="solid" style:text-underline-width="auto" style:text-underline-color="font-color" fo:font-weight="normal" officeooo:rsid="016e7072"/>
    </style:style>
    <style:style style:name="T24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style:font-style-asian="italic" style:font-style-complex="italic"/>
    </style:style>
    <style:style style:name="T25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9e49ea" style:font-style-asian="italic" style:font-style-complex="italic"/>
    </style:style>
    <style:style style:name="T26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fo:background-color="#ffff00" loext:char-shading-value="0"/>
    </style:style>
    <style:style style:name="T27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ffff00" loext:char-shading-value="0"/>
    </style:style>
    <style:style style:name="T28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82154a" fo:background-color="#ffffff" loext:char-shading-value="0"/>
    </style:style>
    <style:style style:name="T29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e0efd4" loext:char-shading-value="0"/>
    </style:style>
    <style:style style:name="T30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b924d0" fo:background-color="#e0efd4" loext:char-shading-value="0"/>
    </style:style>
    <style:style style:name="T31" style:family="text">
      <style:text-properties fo:font-variant="normal" fo:text-transform="none" style:font-name="Times New Roman1" fo:font-size="16pt" fo:letter-spacing="normal" fo:language="it" fo:country="IT" fo:font-weight="normal" officeooo:rsid="002c67cf"/>
    </style:style>
    <style:style style:name="T32" style:family="text">
      <style:text-properties fo:font-variant="normal" fo:text-transform="none" style:font-name="Times New Roman1" fo:font-size="16pt" fo:letter-spacing="normal" fo:language="it" fo:country="IT" fo:font-weight="normal" officeooo:rsid="00bebb9f"/>
    </style:style>
    <style:style style:name="T33" style:family="text">
      <style:text-properties fo:font-variant="normal" fo:text-transform="none" style:font-name="Times New Roman1" fo:font-size="16pt" fo:letter-spacing="normal" fo:language="it" fo:country="IT" fo:font-weight="normal" officeooo:rsid="00a26841"/>
    </style:style>
    <style:style style:name="T34" style:family="text">
      <style:text-properties fo:font-variant="normal" fo:text-transform="none" style:font-name="Times New Roman1" fo:font-size="16pt" fo:letter-spacing="normal" fo:language="it" fo:country="IT" fo:font-weight="normal" officeooo:rsid="00c07b60"/>
    </style:style>
    <style:style style:name="T35" style:family="text">
      <style:text-properties fo:font-variant="normal" fo:text-transform="none" style:font-name="Times New Roman1" fo:font-size="16pt" fo:letter-spacing="normal" fo:language="it" fo:country="IT" fo:font-weight="normal" officeooo:rsid="00d7385a"/>
    </style:style>
    <style:style style:name="T36" style:family="text">
      <style:text-properties fo:font-variant="normal" fo:text-transform="none" style:font-name="Times New Roman1" fo:font-size="16pt" fo:letter-spacing="normal" fo:language="it" fo:country="IT" fo:font-weight="normal" officeooo:rsid="00d6dcf9"/>
    </style:style>
    <style:style style:name="T37" style:family="text">
      <style:text-properties fo:font-variant="normal" fo:text-transform="none" style:font-name="Times New Roman1" fo:font-size="16pt" fo:letter-spacing="normal" fo:language="it" fo:country="IT" fo:font-weight="normal" officeooo:rsid="00d86c21"/>
    </style:style>
    <style:style style:name="T38" style:family="text">
      <style:text-properties fo:font-variant="normal" fo:text-transform="none" style:font-name="Times New Roman1" fo:font-size="16pt" fo:letter-spacing="normal" fo:language="it" fo:country="IT" fo:font-weight="normal" officeooo:rsid="00d6b4d2"/>
    </style:style>
    <style:style style:name="T39" style:family="text">
      <style:text-properties fo:font-variant="normal" fo:text-transform="none" style:font-name="Times New Roman1" fo:font-size="16pt" fo:letter-spacing="normal" fo:language="it" fo:country="IT" fo:font-weight="normal" officeooo:rsid="00d7f273"/>
    </style:style>
    <style:style style:name="T40" style:family="text">
      <style:text-properties fo:font-variant="normal" fo:text-transform="none" style:font-name="Times New Roman1" fo:font-size="16pt" fo:letter-spacing="normal" fo:language="it" fo:country="IT" fo:font-weight="normal" officeooo:rsid="00ddc1b0"/>
    </style:style>
    <style:style style:name="T41" style:family="text">
      <style:text-properties fo:font-variant="normal" fo:text-transform="none" style:font-name="Times New Roman1" fo:font-size="16pt" fo:letter-spacing="normal" fo:language="it" fo:country="IT" fo:font-weight="normal" officeooo:rsid="00deb14b"/>
    </style:style>
    <style:style style:name="T42" style:family="text">
      <style:text-properties fo:font-variant="normal" fo:text-transform="none" style:font-name="Times New Roman1" fo:font-size="16pt" fo:letter-spacing="normal" fo:language="it" fo:country="IT" fo:font-weight="normal" officeooo:rsid="00e72561"/>
    </style:style>
    <style:style style:name="T43" style:family="text">
      <style:text-properties fo:font-variant="normal" fo:text-transform="none" style:font-name="Times New Roman1" fo:font-size="16pt" fo:letter-spacing="normal" fo:language="it" fo:country="IT" fo:font-weight="normal" officeooo:rsid="0105ba05"/>
    </style:style>
    <style:style style:name="T44" style:family="text">
      <style:text-properties fo:font-variant="normal" fo:text-transform="none" style:font-name="Times New Roman1" fo:font-size="16pt" fo:letter-spacing="normal" fo:language="it" fo:country="IT" fo:font-weight="normal" officeooo:rsid="012cbc15"/>
    </style:style>
    <style:style style:name="T45" style:family="text">
      <style:text-properties fo:font-variant="normal" fo:text-transform="none" style:font-name="Times New Roman1" fo:font-size="16pt" fo:letter-spacing="normal" fo:language="it" fo:country="IT" fo:font-weight="normal" officeooo:rsid="01431e3b"/>
    </style:style>
    <style:style style:name="T46" style:family="text">
      <style:text-properties fo:font-variant="normal" fo:text-transform="none" style:font-name="Times New Roman1" fo:font-size="16pt" fo:letter-spacing="normal" fo:language="it" fo:country="IT" fo:font-weight="normal" officeooo:rsid="01443b40"/>
    </style:style>
    <style:style style:name="T47" style:family="text">
      <style:text-properties fo:font-variant="normal" fo:text-transform="none" style:font-name="Times New Roman1" fo:font-size="16pt" fo:letter-spacing="normal" fo:language="it" fo:country="IT" fo:font-weight="normal" officeooo:rsid="0156e152"/>
    </style:style>
    <style:style style:name="T48" style:family="text">
      <style:text-properties fo:font-variant="normal" fo:text-transform="none" style:font-name="Times New Roman1" fo:font-size="16pt" fo:letter-spacing="normal" fo:language="it" fo:country="IT" fo:font-weight="normal" officeooo:rsid="0182154a"/>
    </style:style>
    <style:style style:name="T49" style:family="text">
      <style:text-properties fo:font-variant="normal" fo:text-transform="none" style:font-name="Times New Roman1" fo:font-size="16pt" fo:letter-spacing="normal" fo:language="it" fo:country="IT" fo:font-weight="normal" officeooo:rsid="01a50118"/>
    </style:style>
    <style:style style:name="T50" style:family="text">
      <style:text-properties fo:font-variant="normal" fo:text-transform="none" style:font-name="Times New Roman1" fo:letter-spacing="normal" fo:language="it" fo:country="IT" fo:font-style="normal" fo:font-weight="normal" officeooo:rsid="0071a7e1" style:font-style-asian="normal" style:font-style-complex="normal"/>
    </style:style>
    <style:style style:name="T51" style:family="text">
      <style:text-properties fo:font-variant="normal" fo:text-transform="none" style:font-name="Times New Roman1" fo:letter-spacing="normal" fo:language="it" fo:country="IT" fo:font-style="normal" fo:font-weight="normal" officeooo:rsid="00a84892" style:font-style-asian="normal" style:font-style-complex="normal"/>
    </style:style>
    <style:style style:name="T52" style:family="text">
      <style:text-properties fo:font-variant="normal" fo:text-transform="none" style:font-name="Times New Roman1" fo:letter-spacing="normal" fo:language="it" fo:country="IT" fo:font-style="normal" fo:font-weight="normal" officeooo:rsid="00378ee1" style:font-style-asian="normal" style:font-style-complex="normal"/>
    </style:style>
    <style:style style:name="T53" style:family="text">
      <style:text-properties fo:font-variant="normal" fo:text-transform="none" style:font-name="Times New Roman1" fo:letter-spacing="normal" fo:language="it" fo:country="IT" fo:font-style="normal" fo:font-weight="normal" officeooo:rsid="0038c0eb" style:font-style-asian="normal" style:font-style-complex="normal"/>
    </style:style>
    <style:style style:name="T54" style:family="text">
      <style:text-properties fo:font-variant="normal" fo:text-transform="none" style:font-name="Times New Roman1" fo:letter-spacing="normal" fo:language="it" fo:country="IT" fo:font-style="normal" fo:font-weight="normal" officeooo:rsid="007794e6" style:font-style-asian="normal" style:font-style-complex="normal"/>
    </style:style>
    <style:style style:name="T55" style:family="text">
      <style:text-properties fo:font-variant="normal" fo:text-transform="none" style:font-name="Times New Roman1" fo:letter-spacing="normal" fo:language="it" fo:country="IT" fo:font-style="normal" fo:font-weight="normal" officeooo:rsid="012beee4" style:font-style-asian="normal" style:font-style-complex="normal"/>
    </style:style>
    <style:style style:name="T56" style:family="text">
      <style:text-properties fo:font-variant="normal" fo:text-transform="none" style:font-name="Times New Roman1" fo:language="it" fo:country="IT" fo:font-style="normal" fo:font-weight="normal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variant="normal" fo:text-transform="none" style:font-name="Times New Roman1" fo:language="it" fo:country="IT" fo:font-style="normal" fo:font-weight="normal" officeooo:rsid="01b3325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variant="normal" fo:text-transform="none" style:font-name="Times New Roman1" fo:language="it" fo:country="IT" fo:font-style="normal" fo:font-weight="normal" officeooo:rsid="01b47eae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variant="normal" fo:text-transform="none" style:font-name="Times New Roman1" fo:language="it" fo:country="IT" fo:font-style="normal" officeooo:rsid="01adba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0" style:family="text">
      <style:text-properties fo:font-variant="normal" fo:text-transform="none" style:font-name="Times New Roman1" fo:language="it" fo:country="IT" fo:font-style="normal" officeooo:rsid="013f50c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1" style:family="text">
      <style:text-properties fo:font-variant="normal" fo:text-transform="none" style:font-name="Times New Roman1" fo:language="it" fo:country="IT" fo:font-style="normal" officeooo:rsid="016d181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2" style:family="text">
      <style:text-properties fo:font-variant="normal" fo:text-transform="none" style:font-name="Times New Roman1" fo:language="it" fo:country="IT" fo:font-style="normal" officeooo:rsid="017476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3" style:family="text">
      <style:text-properties fo:font-variant="normal" fo:text-transform="none" style:font-name="Times New Roman1" fo:language="it" fo:country="IT" fo:font-style="normal" officeooo:rsid="0192a30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4" style:family="text">
      <style:text-properties fo:font-variant="normal" fo:text-transform="none" style:font-name="Courier New" fo:font-size="16pt" fo:letter-spacing="normal" fo:language="it" fo:country="IT" fo:font-weight="bold" officeooo:rsid="00a26841"/>
    </style:style>
    <style:style style:name="T65" style:family="text">
      <style:text-properties fo:font-variant="normal" fo:text-transform="none" style:font-name="Courier New" fo:font-size="16pt" fo:letter-spacing="normal" fo:language="it" fo:country="IT" fo:font-style="normal" fo:font-weight="bold" officeooo:rsid="0073cb78" style:font-style-asian="normal" style:font-style-complex="normal"/>
    </style:style>
    <style:style style:name="T66" style:family="text">
      <style:text-properties fo:font-variant="normal" fo:text-transform="none" style:font-name="Courier New" fo:font-size="16pt" fo:letter-spacing="normal" fo:language="it" fo:country="IT" fo:font-style="normal" fo:font-weight="bold" officeooo:rsid="00a26841" style:font-style-asian="normal" style:font-style-complex="normal"/>
    </style:style>
    <style:style style:name="T67" style:family="text">
      <style:text-properties fo:font-variant="normal" fo:text-transform="non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68" style:family="text">
      <style:text-properties fo:font-variant="normal" fo:text-transform="none" style:font-name="Courier New" fo:font-size="16pt" fo:letter-spacing="normal" fo:language="it" fo:country="IT" fo:font-style="normal" fo:font-weight="bold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69" style:family="text">
      <style:text-properties fo:font-variant="normal" fo:text-transform="none" style:font-name="Courier New" fo:letter-spacing="normal" fo:language="it" fo:country="IT" fo:font-style="normal" fo:font-weight="bold" officeooo:rsid="00a84892" style:font-style-asian="normal" style:font-style-complex="normal"/>
    </style:style>
    <style:style style:name="T70" style:family="text">
      <style:text-properties fo:font-variant="normal" fo:text-transform="none" style:font-name="Courier New" fo:letter-spacing="normal" fo:language="it" fo:country="IT" fo:font-style="normal" fo:font-weight="bold" officeooo:rsid="0073cb78" style:font-style-asian="normal" style:font-style-complex="normal"/>
    </style:style>
    <style:style style:name="T71" style:family="text">
      <style:text-properties fo:font-variant="normal" fo:text-transform="none" style:font-name="Courier New" fo:letter-spacing="normal" fo:language="it" fo:country="IT" fo:font-style="normal" fo:font-weight="bold" officeooo:rsid="010582ca" style:font-style-asian="normal" style:font-style-complex="normal"/>
    </style:style>
    <style:style style:name="T72" style:family="text">
      <style:text-properties fo:font-variant="normal" fo:text-transform="none" style:font-name="Courier New" fo:letter-spacing="normal" fo:language="it" fo:country="IT" fo:font-style="normal" fo:font-weight="bold" officeooo:rsid="016ebed5" style:font-style-asian="normal" style:font-style-complex="normal"/>
    </style:style>
    <style:style style:name="T73" style:family="text">
      <style:text-properties fo:font-variant="normal" fo:text-transform="none" style:font-name="Courier New" fo:letter-spacing="normal" fo:language="it" fo:country="IT" fo:font-style="normal" fo:font-weight="bold" officeooo:rsid="019e49ea" style:font-style-asian="normal" style:font-style-complex="normal"/>
    </style:style>
    <style:style style:name="T7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/>
    </style:style>
    <style:style style:name="T7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ae0f6" style:font-style-asian="normal" style:font-style-complex="normal"/>
    </style:style>
    <style:style style:name="T7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 style:font-style-asian="normal" style:font-style-complex="normal"/>
    </style:style>
    <style:style style:name="T7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style:font-style-asian="normal" style:font-style-complex="normal"/>
    </style:style>
    <style:style style:name="T7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08e4b" style:font-style-asian="normal" style:font-style-complex="normal"/>
    </style:style>
    <style:style style:name="T7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480c2" style:font-style-asian="normal" style:font-style-complex="normal"/>
    </style:style>
    <style:style style:name="T8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75a70" style:font-style-asian="normal" style:font-style-complex="normal"/>
    </style:style>
    <style:style style:name="T8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582ca" style:font-style-asian="normal" style:font-style-complex="normal"/>
    </style:style>
    <style:style style:name="T8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7b60c" style:font-style-asian="normal" style:font-style-complex="normal"/>
    </style:style>
    <style:style style:name="T8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tyle-asian="normal" style:font-style-complex="normal"/>
    </style:style>
    <style:style style:name="T8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a782d" style:font-style-asian="normal" style:font-style-complex="normal"/>
    </style:style>
    <style:style style:name="T8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6e152" style:font-style-asian="normal" style:font-style-complex="normal"/>
    </style:style>
    <style:style style:name="T8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tyle-asian="normal" style:font-style-complex="normal"/>
    </style:style>
    <style:style style:name="T8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tyle-asian="normal" style:font-style-complex="normal"/>
    </style:style>
    <style:style style:name="T8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tyle-asian="normal" style:font-style-complex="normal"/>
    </style:style>
    <style:style style:name="T9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tyle-asian="normal" style:font-style-complex="normal"/>
    </style:style>
    <style:style style:name="T9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tyle-asian="normal" style:font-style-complex="normal"/>
    </style:style>
    <style:style style:name="T9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ae289"/>
    </style:style>
    <style:style style:name="T9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/>
    </style:style>
    <style:style style:name="T9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78a6"/>
    </style:style>
    <style:style style:name="T9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8190"/>
    </style:style>
    <style:style style:name="T9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03b01"/>
    </style:style>
    <style:style style:name="T9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/>
    </style:style>
    <style:style style:name="T9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52b82"/>
    </style:style>
    <style:style style:name="T9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d27e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81c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ae8c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43b4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1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af6c3"/>
    </style:style>
    <style:style style:name="T11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d852cd" fo:background-color="transparent" loext:char-shading-value="0"/>
    </style:style>
    <style:style style:name="T11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6ea6" fo:background-color="transparent" loext:char-shading-value="0"/>
    </style:style>
    <style:style style:name="T11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/>
    </style:style>
    <style:style style:name="T11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978da" fo:background-color="transparent" loext:char-shading-value="0"/>
    </style:style>
    <style:style style:name="T11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062a2" fo:background-color="transparent" loext:char-shading-value="0"/>
    </style:style>
    <style:style style:name="T11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a081a" fo:background-color="transparent" loext:char-shading-value="0"/>
    </style:style>
    <style:style style:name="T11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bdba07" fo:background-color="transparent" loext:char-shading-value="0"/>
    </style:style>
    <style:style style:name="T11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/>
    </style:style>
    <style:style style:name="T12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8565f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723d8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2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 fo:background-color="transparent" loext:char-shading-value="0"/>
    </style:style>
    <style:style style:name="T12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32b57" fo:background-color="transparent" loext:char-shading-value="0"/>
    </style:style>
    <style:style style:name="T12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9204d" fo:background-color="transparent" loext:char-shading-value="0"/>
    </style:style>
    <style:style style:name="T12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b0639" fo:background-color="transparent" loext:char-shading-value="0"/>
    </style:style>
    <style:style style:name="T12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35ef9" fo:background-color="transparent" loext:char-shading-value="0"/>
    </style:style>
    <style:style style:name="T12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 fo:background-color="transparent" loext:char-shading-value="0"/>
    </style:style>
    <style:style style:name="T13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size-asian="12pt" style:language-asian="zxx" style:country-asian="none" style:font-size-complex="12pt" style:language-complex="ar" style:country-complex="SA"/>
    </style:style>
    <style:style style:name="T13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size-asian="12pt" style:language-asian="zxx" style:country-asian="none" style:font-size-complex="12pt" style:language-complex="ar" style:country-complex="SA"/>
    </style:style>
    <style:style style:name="T13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ize-complex="12pt" style:language-complex="ar" style:country-complex="SA"/>
    </style:style>
    <style:style style:name="T13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size-asian="12pt" style:language-asian="zxx" style:country-asian="none" style:font-size-complex="12pt" style:language-complex="ar" style:country-complex="SA"/>
    </style:style>
    <style:style style:name="T13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fef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cc4f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/>
    </style:style>
    <style:style style:name="T14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dd60a"/>
    </style:style>
    <style:style style:name="T14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/>
    </style:style>
    <style:style style:name="T14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2ad83"/>
    </style:style>
    <style:style style:name="T15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03c66"/>
    </style:style>
    <style:style style:name="T15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6dd89"/>
    </style:style>
    <style:style style:name="T15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227d9"/>
    </style:style>
    <style:style style:name="T15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660f8"/>
    </style:style>
    <style:style style:name="T15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5ef22"/>
    </style:style>
    <style:style style:name="T15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db2cb"/>
    </style:style>
    <style:style style:name="T15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/>
    </style:style>
    <style:style style:name="T15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924d0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/>
    </style:style>
    <style:style style:name="T16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/>
    </style:style>
    <style:style style:name="T16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/>
    </style:style>
    <style:style style:name="T16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/>
    </style:style>
    <style:style style:name="T16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999f"/>
    </style:style>
    <style:style style:name="T16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3a19c"/>
    </style:style>
    <style:style style:name="T17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0ca4f3a" style:font-weight-asian="bold" style:font-weight-complex="bold"/>
    </style:style>
    <style:style style:name="T17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bef89" style:font-weight-asian="bold" style:font-weight-complex="bold"/>
    </style:style>
    <style:style style:name="T17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d82c5" style:font-weight-asian="bold" style:font-weight-complex="bold"/>
    </style:style>
    <style:style style:name="T173" style:family="text">
      <style:text-properties fo:font-variant="normal" fo:text-transform="none" style:use-window-font-color="true" style:font-name="Times New Roman1" fo:font-size="16pt" fo:letter-spacing="normal" fo:language="it" fo:country="IT" fo:font-style="italic" fo:font-weight="normal" officeooo:rsid="015db2cb" style:font-style-asian="italic" style:font-style-complex="italic"/>
    </style:style>
    <style:style style:name="T17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3ea6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c39f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ca4f3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826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f3c7a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169b0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45be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e42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4608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0f4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a3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cfb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5ef2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c9b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e2a0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559a6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55f4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999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a554a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9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f50cd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00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ca4f3a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1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e75a7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2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18bef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3" style:family="text">
      <style:text-properties fo:font-variant="normal" fo:text-transform="none" style:use-window-font-color="true" style:font-name="Times New Roman1" fo:font-size="16pt" fo:language="it" fo:country="IT" fo:font-style="normal" style:text-underline-style="solid" style:text-underline-width="auto" style:text-underline-color="font-color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4" style:family="text">
      <style:text-properties fo:font-variant="normal" fo:text-transform="none" style:use-window-font-color="true" style:font-name="Times New Roman1" fo:font-size="16pt" fo:language="it" fo:country="IT" fo:font-style="italic" fo:font-weight="normal" officeooo:rsid="013f50cd" fo:background-color="#ffffff" loext:char-shading-value="0" style:font-name-asian="Times New Roman1" style:font-size-asian="12pt" style:language-asian="zxx" style:country-asian="none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05" style:family="text">
      <style:text-properties fo:font-variant="normal" fo:text-transform="none" style:use-window-font-color="true" style:font-name="Times New Roman1" fo:font-size="16pt" fo:font-style="normal" fo:font-weight="normal" fo:background-color="transparent" loext:char-shading-value="0"/>
    </style:style>
    <style:style style:name="T206" style:family="text">
      <style:text-properties fo:font-variant="normal" fo:text-transform="none" style:use-window-font-color="true" style:font-name="Times New Roman1" fo:font-size="16pt" fo:font-style="normal" fo:font-weight="normal" officeooo:rsid="013a554a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7" style:family="text">
      <style:text-properties fo:font-variant="normal" fo:text-transform="none" style:use-window-font-color="true" style:font-name="Times New Roman1" fo:font-size="16pt" fo:font-style="normal" fo:font-weight="normal" officeooo:rsid="00b2f90e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8" style:family="text">
      <style:text-properties fo:font-variant="normal" fo:text-transform="none" style:use-window-font-color="true" style:font-name="Times New Roman1" fo:font-size="16pt" fo:font-style="normal" fo:font-weight="normal" officeooo:rsid="013d7b12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9" style:family="text">
      <style:text-properties fo:font-variant="normal" fo:text-transform="none" style:use-window-font-color="true" style:font-name="Times New Roman1" fo:font-size="16pt" fo:font-style="normal" fo:font-weight="normal" officeooo:rsid="013f50cd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10" style:family="text">
      <style:text-properties fo:font-variant="normal" fo:text-transform="none" style:use-window-font-color="true" style:font-name="Times New Roman1" fo:font-style="normal" fo:font-weight="normal" officeooo:rsid="0016bd74"/>
    </style:style>
    <style:style style:name="T211" style:family="text">
      <style:text-properties fo:font-variant="normal" fo:text-transform="none" style:use-window-font-color="true" style:font-name="Times New Roman1" fo:font-style="normal" fo:font-weight="normal" officeooo:rsid="015c9504" style:font-style-asian="normal" style:font-style-complex="normal"/>
    </style:style>
    <style:style style:name="T212" style:family="text">
      <style:text-properties fo:font-variant="normal" fo:text-transform="none" style:use-window-font-color="true" style:font-name="Times New Roman1" fo:font-style="normal" fo:font-weight="normal" officeooo:rsid="01916f96" style:font-style-asian="normal" style:font-style-complex="normal"/>
    </style:style>
    <style:style style:name="T213" style:family="text">
      <style:text-properties fo:font-variant="normal" fo:text-transform="none" style:use-window-font-color="true" style:font-name="Times New Roman1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4" style:family="text">
      <style:text-properties fo:font-variant="normal" fo:text-transform="none" style:use-window-font-color="true" style:font-name="Times New Roman1" fo:font-style="normal" fo:font-weight="normal" officeooo:rsid="004dfd54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5" style:family="text">
      <style:text-properties fo:font-variant="normal" fo:text-transform="none" style:use-window-font-color="true" style:font-name="Times New Roman1" fo:font-style="italic" fo:font-weight="normal" officeooo:rsid="016d1814" style:font-style-asian="italic" style:font-style-complex="italic"/>
    </style:style>
    <style:style style:name="T216" style:family="text">
      <style:text-properties fo:font-variant="normal" fo:text-transform="none" style:use-window-font-color="true" style:font-name="Times New Roman1" fo:language="it" fo:country="IT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7" style:family="text">
      <style:text-properties fo:font-variant="normal" fo:text-transform="none" style:use-window-font-color="true" style:font-name="Times New Roman1" fo:language="it" fo:country="IT" fo:font-style="normal" fo:font-weight="normal" officeooo:rsid="0123e00e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8" style:family="text">
      <style:text-properties fo:font-variant="normal" fo:text-transform="none" style:use-window-font-color="true" style:font-name="Times New Roman1" fo:language="it" fo:country="IT" fo:font-style="normal" fo:font-weight="normal" officeooo:rsid="00f780bd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ae0f6" style:font-style-asian="normal" style:font-style-complex="normal"/>
    </style:style>
    <style:style style:name="T22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582ca" style:font-style-asian="normal" style:font-style-complex="normal"/>
    </style:style>
    <style:style style:name="T22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tyle-asian="normal" style:font-style-complex="normal"/>
    </style:style>
    <style:style style:name="T22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tyle-asian="normal" style:font-style-complex="normal"/>
    </style:style>
    <style:style style:name="T22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22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999f" style:font-style-asian="normal" style:font-style-complex="normal"/>
    </style:style>
    <style:style style:name="T22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3c0aa5"/>
    </style:style>
    <style:style style:name="T22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7fcd4" style:font-size-asian="12pt" style:language-asian="zxx" style:country-asian="none" style:font-size-complex="12pt" style:language-complex="ar" style:country-complex="SA"/>
    </style:style>
    <style:style style:name="T22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ize-asian="12pt" style:language-asian="zxx" style:country-asian="none" style:font-size-complex="12pt" style:language-complex="ar" style:country-complex="SA"/>
    </style:style>
    <style:style style:name="T22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ize-complex="12pt" style:language-complex="ar" style:country-complex="SA"/>
    </style:style>
    <style:style style:name="T22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924d0" style:font-size-asian="12pt" style:language-asian="zxx" style:country-asian="none" style:font-size-complex="12pt" style:language-complex="ar" style:country-complex="SA"/>
    </style:style>
    <style:style style:name="T23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bdba07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6dd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af7dd6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4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03b01"/>
    </style:style>
    <style:style style:name="T24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2ef68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cecc7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9ffc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5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b924d0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5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/>
    </style:style>
    <style:style style:name="T25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/>
    </style:style>
    <style:style style:name="T25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/>
    </style:style>
    <style:style style:name="T25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/>
    </style:style>
    <style:style style:name="T256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0e854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7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8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9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924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0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1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b924d0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62" style:family="text">
      <style:text-properties fo:font-variant="normal" fo:text-transform="none" style:use-window-font-color="true" style:font-name="Courier New" fo:font-size="16pt" fo:font-style="normal" fo:font-weight="bold" fo:background-color="transparent" loext:char-shading-value="0"/>
    </style:style>
    <style:style style:name="T263" style:family="text">
      <style:text-properties fo:font-variant="normal" fo:text-transform="none" style:use-window-font-color="true" style:font-name="Courier New" fo:font-size="16pt" fo:font-style="normal" fo:font-weight="bold" officeooo:rsid="0049d29b" fo:background-color="transparent" loext:char-shading-value="0"/>
    </style:style>
    <style:style style:name="T264" style:family="text">
      <style:text-properties fo:font-variant="normal" fo:text-transform="none" style:use-window-font-color="true" style:font-name="Courier New" fo:font-size="16pt" fo:font-style="normal" fo:font-weight="bold" officeooo:rsid="003c0aa5" fo:background-color="transparent" loext:char-shading-value="0"/>
    </style:style>
    <style:style style:name="T265" style:family="text">
      <style:text-properties fo:font-variant="normal" fo:text-transform="none" style:use-window-font-color="true" style:font-name="Courier New" fo:font-size="16pt" fo:font-style="normal" fo:font-weight="bold" officeooo:rsid="019e49ea" fo:background-color="transparent" loext:char-shading-value="0"/>
    </style:style>
    <style:style style:name="T266" style:family="text">
      <style:text-properties fo:font-variant="normal" fo:text-transform="none" style:use-window-font-color="true" style:font-name="Courier New" fo:font-size="16pt" fo:font-style="normal" fo:font-weight="bold" officeooo:rsid="019f6938" fo:background-color="transparent" loext:char-shading-value="0"/>
    </style:style>
    <style:style style:name="T267" style:family="text">
      <style:text-properties fo:font-variant="normal" fo:text-transform="none" style:use-window-font-color="true" style:font-name="Courier New" fo:language="it" fo:country="IT" fo:font-style="normal" fo:font-weight="bold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8" style:family="text">
      <style:text-properties fo:font-variant="normal" fo:text-transform="none" style:use-window-font-color="true" style:font-name="Courier New" fo:language="it" fo:country="IT" fo:font-style="normal" fo:font-weight="bold" officeooo:rsid="0041811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9" style:family="text">
      <style:text-properties fo:font-variant="normal" fo:text-transform="none" style:use-window-font-color="true" style:font-name="Courier New" fo:language="it" fo:country="IT" fo:font-style="normal" fo:font-weight="bold" officeooo:rsid="01748108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0" style:family="text">
      <style:text-properties fo:font-variant="normal" fo:text-transform="none" style:use-window-font-color="true" style:font-name="Courier New" fo:language="it" fo:country="IT" fo:font-style="normal" fo:font-weight="bold" officeooo:rsid="01a8aa1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1" style:family="text">
      <style:text-properties fo:font-variant="normal" fo:text-transform="none" style:use-window-font-color="true" style:font-name="Courier New" fo:language="it" fo:country="IT" fo:font-style="normal" fo:font-weight="bold" officeooo:rsid="0165610c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2" style:family="text">
      <style:text-properties fo:font-variant="normal" fo:text-transform="none" style:use-window-font-color="true" style:font-name="Courier New" fo:language="it" fo:country="IT" fo:font-style="normal" fo:font-weight="bold" officeooo:rsid="01a01d6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3" style:family="text">
      <style:text-properties fo:font-variant="normal" fo:text-transform="none" style:use-window-font-color="true" style:font-name="Courier New" fo:language="it" fo:country="IT" fo:font-style="normal" fo:font-weight="bold" officeooo:rsid="0173ecf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4" style:family="text">
      <style:text-properties fo:font-variant="normal" fo:text-transform="none" style:use-window-font-color="true" style:font-name="Courier New" fo:language="it" fo:country="IT" fo:font-style="normal" fo:font-weight="bold" officeooo:rsid="00283f8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5" style:family="text">
      <style:text-properties fo:font-variant="normal" fo:text-transform="none" style:use-window-font-color="true" style:font-name="Courier New" fo:language="it" fo:country="IT" fo:font-style="normal" style:text-underline-style="none" fo:font-weight="bold" officeooo:rsid="019e49ea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76" style:family="text">
      <style:text-properties fo:font-variant="normal" fo:text-transform="none" style:use-window-font-color="true" style:font-name="Courier New" fo:letter-spacing="normal" fo:language="it" fo:country="IT" fo:font-style="normal" fo:font-weight="bold" officeooo:rsid="003f923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77" style:family="text">
      <style:text-properties fo:font-variant="normal" fo:text-transform="none" style:use-window-font-color="true" fo:font-size="16pt"/>
    </style:style>
    <style:style style:name="T278" style:family="text">
      <style:text-properties fo:font-variant="normal" fo:text-transform="none" style:use-window-font-color="true" fo:font-size="16pt" fo:font-style="normal" fo:font-weight="normal"/>
    </style:style>
    <style:style style:name="T279" style:family="text">
      <style:text-properties fo:font-variant="normal" fo:text-transform="none" style:use-window-font-color="true" fo:font-size="16pt" fo:font-style="normal" fo:font-weight="normal" officeooo:rsid="00eb2afe"/>
    </style:style>
    <style:style style:name="T280" style:family="text">
      <style:text-properties fo:font-variant="normal" fo:text-transform="none" style:use-window-font-color="true" fo:font-size="16pt" fo:background-color="transparent" loext:char-shading-value="0"/>
    </style:style>
    <style:style style:name="T281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5c39f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2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87fc05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3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3ecf3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4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932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5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ca49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6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9e999f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7" style:family="text">
      <style:text-properties fo:font-variant="normal" fo:text-transform="none" style:use-window-font-color="true" style:font-name="Times New Roman" fo:font-size="16pt" fo:letter-spacing="normal" fo:language="it" fo:country="IT" fo:font-style="normal" fo:font-weight="normal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88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11853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9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31bddb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0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1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92" style:family="text">
      <style:text-properties fo:font-variant="normal" fo:text-transform="none" style:font-name="Courier New1" fo:language="it" fo:country="IT" fo:font-style="normal" officeooo:rsid="01b33252" style:font-name-asian="Times New Roman1" style:language-asian="zxx" style:country-asian="none" style:font-name-complex="Times New Roman1" style:language-complex="ar" style:country-complex="SA"/>
    </style:style>
    <style:style style:name="T293" style:family="text">
      <style:text-properties fo:font-variant="normal" fo:text-transform="none" style:font-name="Monospace" fo:language="it" fo:country="IT" fo:font-style="normal" fo:font-weight="normal" officeooo:rsid="01b33252" fo:background-color="#e8f2fe" loext:char-shading-value="0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294" style:family="text">
      <style:text-properties fo:font-weight="bold"/>
    </style:style>
    <style:style style:name="T295" style:family="text">
      <style:text-properties fo:font-weight="bold" officeooo:rsid="015c9504"/>
    </style:style>
    <style:style style:name="T296" style:family="text">
      <style:text-properties fo:font-weight="bold" officeooo:rsid="016314a0"/>
    </style:style>
    <style:style style:name="T297" style:family="text">
      <style:text-properties fo:font-weight="bold" officeooo:rsid="01b19181"/>
    </style:style>
    <style:style style:name="T298" style:family="text">
      <style:text-properties style:font-name="Courier New" fo:language="it" fo:country="IT" fo:font-weight="bold" officeooo:rsid="003c0aa5" style:font-weight-asian="normal" style:font-weight-complex="normal"/>
    </style:style>
    <style:style style:name="T299" style:family="text">
      <style:text-properties style:font-name="Courier New" fo:language="it" fo:country="IT" fo:font-weight="bold" officeooo:rsid="019e49ea" style:font-weight-asian="normal" style:font-weight-complex="normal"/>
    </style:style>
    <style:style style:name="T300" style:family="text">
      <style:text-properties style:font-name="Courier New" fo:font-weight="bold" officeooo:rsid="0182154a"/>
    </style:style>
    <style:style style:name="T301" style:family="text">
      <style:text-properties style:font-name="Courier New" fo:font-weight="bold" officeooo:rsid="01b924d0"/>
    </style:style>
    <style:style style:name="T302" style:family="text">
      <style:text-properties fo:language="it" fo:country="IT" officeooo:rsid="0049d29b" style:font-weight-asian="normal" style:font-weight-complex="normal"/>
    </style:style>
    <style:style style:name="T303" style:family="text">
      <style:text-properties fo:language="it" fo:country="IT" officeooo:rsid="01201f37" style:font-weight-asian="normal" style:font-weight-complex="normal"/>
    </style:style>
    <style:style style:name="T304" style:family="text">
      <style:text-properties fo:language="it" fo:country="IT" officeooo:rsid="00b2f90e" style:font-weight-asian="normal" style:font-weight-complex="normal"/>
    </style:style>
    <style:style style:name="T305" style:family="text">
      <style:text-properties style:use-window-font-color="true" fo:font-size="16pt"/>
    </style:style>
    <style:style style:name="T306" style:family="text">
      <style:text-properties style:use-window-font-color="true" fo:font-size="16pt" fo:language="it" fo:country="IT"/>
    </style:style>
    <style:style style:name="T307" style:family="text">
      <style:text-properties style:use-window-font-color="true" fo:font-size="16pt" fo:language="it" fo:country="IT" officeooo:rsid="0049d29b"/>
    </style:style>
    <style:style style:name="T308" style:family="text">
      <style:text-properties style:use-window-font-color="true" fo:font-size="16pt" fo:language="it" fo:country="IT" officeooo:rsid="003c0aa5"/>
    </style:style>
    <style:style style:name="T309" style:family="text">
      <style:text-properties style:use-window-font-color="true" fo:font-size="16pt" fo:language="it" fo:country="IT" officeooo:rsid="004ba717"/>
    </style:style>
    <style:style style:name="T310" style:family="text">
      <style:text-properties style:use-window-font-color="true" fo:font-size="16pt" fo:language="it" fo:country="IT" officeooo:rsid="00cbd2ef"/>
    </style:style>
    <style:style style:name="T311" style:family="text">
      <style:text-properties style:use-window-font-color="true" fo:font-size="16pt" fo:language="it" fo:country="IT" officeooo:rsid="00eb2afe"/>
    </style:style>
    <style:style style:name="T312" style:family="text">
      <style:text-properties style:use-window-font-color="true" fo:font-size="16pt" fo:language="it" fo:country="IT" officeooo:rsid="01169b09"/>
    </style:style>
    <style:style style:name="T313" style:family="text">
      <style:text-properties style:use-window-font-color="true" fo:font-size="16pt" fo:language="it" fo:country="IT" officeooo:rsid="01346089"/>
    </style:style>
    <style:style style:name="T314" style:family="text">
      <style:text-properties style:use-window-font-color="true" fo:font-size="16pt" fo:language="it" fo:country="IT" officeooo:rsid="01389da9"/>
    </style:style>
    <style:style style:name="T315" style:family="text">
      <style:text-properties style:use-window-font-color="true" fo:font-size="16pt" fo:language="it" fo:country="IT" officeooo:rsid="0145ef22"/>
    </style:style>
    <style:style style:name="T316" style:family="text">
      <style:text-properties style:use-window-font-color="true" fo:font-size="16pt" fo:language="it" fo:country="IT" officeooo:rsid="0165c8cb"/>
    </style:style>
    <style:style style:name="T317" style:family="text">
      <style:text-properties style:use-window-font-color="true" fo:font-size="16pt" fo:language="it" fo:country="IT" officeooo:rsid="0173ecf3"/>
    </style:style>
    <style:style style:name="T318" style:family="text">
      <style:text-properties style:use-window-font-color="true" fo:font-size="16pt" fo:language="it" fo:country="IT" style:text-underline-style="solid" style:text-underline-width="auto" style:text-underline-color="font-color" officeooo:rsid="01835ef9"/>
    </style:style>
    <style:style style:name="T319" style:family="text">
      <style:text-properties style:use-window-font-color="true" fo:font-size="16pt" fo:language="it" fo:country="IT" style:text-underline-style="solid" style:text-underline-width="auto" style:text-underline-color="font-color" officeooo:rsid="01389da9"/>
    </style:style>
    <style:style style:name="T320" style:family="text">
      <style:text-properties style:use-window-font-color="true" fo:font-size="16pt" fo:language="it" fo:country="IT" officeooo:rsid="01902ed8"/>
    </style:style>
    <style:style style:name="T321" style:family="text">
      <style:text-properties style:use-window-font-color="true" fo:font-size="16pt" fo:language="it" fo:country="IT" officeooo:rsid="019e999f"/>
    </style:style>
    <style:style style:name="T322" style:family="text">
      <style:text-properties style:use-window-font-color="true" fo:font-size="16pt" fo:language="it" fo:country="IT" officeooo:rsid="01a6c405"/>
    </style:style>
    <style:style style:name="T323" style:family="text">
      <style:text-properties style:use-window-font-color="true" fo:font-size="16pt" fo:language="it" fo:country="IT" officeooo:rsid="01a90768"/>
    </style:style>
    <style:style style:name="T324" style:family="text">
      <style:text-properties style:use-window-font-color="true" fo:font-size="16pt" fo:language="it" fo:country="IT" officeooo:rsid="01a98199"/>
    </style:style>
    <style:style style:name="T325" style:family="text">
      <style:text-properties style:use-window-font-color="true" style:font-name="Courier New" fo:font-size="16pt" fo:language="it" fo:country="IT" fo:font-weight="bold"/>
    </style:style>
    <style:style style:name="T326" style:family="text">
      <style:text-properties style:use-window-font-color="true" style:font-name="Courier New" fo:font-size="16pt" fo:language="it" fo:country="IT" fo:font-weight="bold" officeooo:rsid="00283f89"/>
    </style:style>
    <style:style style:name="T327" style:family="text">
      <style:text-properties style:use-window-font-color="true" style:font-name="Courier New" fo:font-size="16pt" fo:language="it" fo:country="IT" fo:font-weight="bold" officeooo:rsid="0049d29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8" style:family="text">
      <style:text-properties style:use-window-font-color="true" style:font-name="Courier New" fo:font-size="16pt" fo:language="it" fo:country="IT" fo:font-weight="bold" officeooo:rsid="00cbd2e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9" style:family="text">
      <style:text-properties style:use-window-font-color="true" style:font-name="Courier New" fo:font-size="16pt" fo:language="it" fo:country="IT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0" style:family="text">
      <style:text-properties style:use-window-font-color="true" style:font-name="Courier New" fo:font-size="16pt" fo:language="it" fo:country="IT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1" style:family="text">
      <style:text-properties style:use-window-font-color="true" style:font-name="Courier New" fo:font-size="16pt" fo:language="it" fo:country="IT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2" style:family="text">
      <style:text-properties style:use-window-font-color="true" style:font-name="Courier New" fo:font-size="16pt" fo:language="it" fo:country="IT" fo:font-weight="bold" officeooo:rsid="01229594"/>
    </style:style>
    <style:style style:name="T333" style:family="text">
      <style:text-properties style:use-window-font-color="true" style:font-name="Courier New" fo:font-size="16pt" fo:language="it" fo:country="IT" fo:font-weight="bold" officeooo:rsid="0165610c"/>
    </style:style>
    <style:style style:name="T334" style:family="text">
      <style:text-properties style:use-window-font-color="true" style:font-name="Courier New" fo:font-size="16pt" fo:language="it" fo:country="IT" fo:font-weight="bold" officeooo:rsid="0173ecf3"/>
    </style:style>
    <style:style style:name="T335" style:family="text">
      <style:text-properties style:use-window-font-color="true" style:font-name="Courier New" fo:font-size="16pt" fo:language="it" fo:country="IT" fo:font-weight="bold" officeooo:rsid="01a01d69"/>
    </style:style>
    <style:style style:name="T336" style:family="text">
      <style:text-properties style:use-window-font-color="true" style:font-name="Courier New" fo:font-size="16pt" fo:language="it" fo:country="IT" fo:font-weight="bold" officeooo:rsid="019e999f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7" style:family="text">
      <style:text-properties style:use-window-font-color="true" style:font-name="Courier New" fo:font-size="16pt" fo:language="it" fo:country="IT" fo:font-weight="bold" officeooo:rsid="0174763b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8" style:family="text">
      <style:text-properties style:use-window-font-color="true" style:font-name="Courier New" fo:font-size="16pt" fo:language="it" fo:country="IT" fo:font-weight="bold" officeooo:rsid="018bef8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9" style:family="text">
      <style:text-properties style:use-window-font-color="true" style:font-name="Courier New" fo:font-size="16pt" fo:language="it" fo:country="I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0" style:family="text">
      <style:text-properties style:use-window-font-color="true" style:font-name="Courier New" fo:font-size="16pt" fo:language="it" fo:country="IT" fo:font-weight="bold" officeooo:rsid="01a8aa19"/>
    </style:style>
    <style:style style:name="T341" style:family="text">
      <style:text-properties style:use-window-font-color="true" style:font-name="Courier New" fo:font-size="16pt" fo:language="it" fo:country="IT" fo:font-weight="bold" officeooo:rsid="01a90768"/>
    </style:style>
    <style:style style:name="T342" style:family="text">
      <style:text-properties style:use-window-font-color="true" style:font-name="Courier New" fo:font-size="16pt" fo:language="it" fo:country="IT" style:text-underline-style="none" fo:font-weight="bold" officeooo:rsid="019e49ea"/>
    </style:style>
    <style:style style:name="T343" style:family="text">
      <style:text-properties style:use-window-font-color="true" style:font-name="Courier New" fo:font-size="16pt" fo:font-weight="bold" fo:background-color="#ffffff" loext:char-shading-value="0"/>
    </style:style>
    <style:style style:name="T344" style:family="text">
      <style:text-properties style:use-window-font-color="true" style:font-name="Courier New" fo:font-size="16p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5" style:family="text">
      <style:text-properties style:use-window-font-color="true" style:font-name="Courier New" fo:font-size="16pt" fo:font-weight="bold" officeooo:rsid="01b924d0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6" style:family="text">
      <style:text-properties style:use-window-font-color="true" style:font-name="Courier New" fo:font-size="16pt" fo:font-weight="bold" officeooo:rsid="017734b9" fo:background-color="#ffffff" loext:char-shading-value="0"/>
    </style:style>
    <style:style style:name="T347" style:family="text">
      <style:text-properties style:use-window-font-color="true" style:font-name="Courier New" fo:font-size="16pt" fo:font-weight="bold" officeooo:rsid="0097e37e" fo:background-color="#ffffff" loext:char-shading-value="0"/>
    </style:style>
    <style:style style:name="T348" style:family="text">
      <style:text-properties style:use-window-font-color="true" style:font-name="Courier New" fo:font-size="16pt" fo:font-weight="bold" officeooo:rsid="01a3a19c" fo:background-color="#ffffff" loext:char-shading-value="0"/>
    </style:style>
    <style:style style:name="T349" style:family="text">
      <style:text-properties style:use-window-font-color="true" style:font-name="Courier New" fo:font-size="16pt" fo:font-weight="bold" officeooo:rsid="01b924d0" fo:background-color="#ffffff" loext:char-shading-value="0"/>
    </style:style>
    <style:style style:name="T350" style:family="text">
      <style:text-properties style:use-window-font-color="true" style:font-name="Times New Roman1" fo:font-size="16pt" fo:language="it" fo:country="IT" fo:font-weight="bol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51" style:family="text">
      <style:text-properties style:use-window-font-color="true" style:font-name="Times New Roman1" fo:font-size="16pt" fo:font-weight="normal" fo:background-color="#ffffff" loext:char-shading-value="0"/>
    </style:style>
    <style:style style:name="T352" style:family="text">
      <style:text-properties style:use-window-font-color="true" style:font-name="Times New Roman1" fo:font-size="16pt" fo:font-weight="normal" officeooo:rsid="013a554a" fo:background-color="#ffffff" loext:char-shading-value="0"/>
    </style:style>
    <style:style style:name="T353" style:family="text">
      <style:text-properties style:use-window-font-color="true" style:font-name="Times New Roman1" fo:font-size="16pt" fo:font-weight="normal" officeooo:rsid="013a782d" fo:background-color="#ffffff" loext:char-shading-value="0"/>
    </style:style>
    <style:style style:name="T354" style:family="text">
      <style:text-properties style:use-window-font-color="true" style:font-name="Times New Roman1" fo:font-size="16pt" fo:font-weight="normal" officeooo:rsid="013f50cd" fo:background-color="#ffffff" loext:char-shading-value="0"/>
    </style:style>
    <style:style style:name="T355" style:family="text">
      <style:text-properties style:use-window-font-color="true" style:font-name="Times New Roman1" fo:font-size="16pt" fo:font-weight="normal" officeooo:rsid="018d82c5" fo:background-color="#ffffff" loext:char-shading-value="0"/>
    </style:style>
    <style:style style:name="T356" style:family="text">
      <style:text-properties style:use-window-font-color="true" style:font-name="Times New Roman1" fo:font-size="16pt" fo:font-weight="normal" officeooo:rsid="00965067" fo:background-color="#ffffff" loext:char-shading-value="0"/>
    </style:style>
    <style:style style:name="T357" style:family="text">
      <style:text-properties style:use-window-font-color="true" style:font-name="Times New Roman1" fo:font-size="16pt" fo:font-weight="normal" officeooo:rsid="009473f8" fo:background-color="#ffffff" loext:char-shading-value="0"/>
    </style:style>
    <style:style style:name="T358" style:family="text">
      <style:text-properties style:use-window-font-color="true" style:font-name="Times New Roman1" fo:font-size="16pt" fo:font-weight="normal" officeooo:rsid="01a3a19c" fo:background-color="#ffffff" loext:char-shading-value="0"/>
    </style:style>
    <style:style style:name="T359" style:family="text">
      <style:text-properties style:use-window-font-color="true" style:font-name="Times New Roman1" fo:font-size="16pt" fo:font-style="italic" fo:font-weight="normal" officeooo:rsid="00965067" fo:background-color="#ffffff" loext:char-shading-value="0" style:font-style-asian="italic" style:font-style-complex="italic"/>
    </style:style>
    <style:style style:name="T360" style:family="text">
      <style:text-properties style:use-window-font-color="true" style:font-name="Times New Roman1" fo:font-size="16pt" fo:font-style="normal" fo:font-weight="normal" fo:background-color="#ffffff" loext:char-shading-value="0" style:font-style-asian="normal" style:font-style-complex="normal"/>
    </style:style>
    <style:style style:name="T361" style:family="text">
      <style:text-properties style:use-window-font-color="true" style:font-name="Times New Roman1" fo:font-size="16pt" fo:font-style="normal" fo:font-weight="normal" officeooo:rsid="00965067" fo:background-color="#ffffff" loext:char-shading-value="0" style:font-style-asian="normal" style:font-style-complex="normal"/>
    </style:style>
    <style:style style:name="T362" style:family="text">
      <style:text-properties style:use-window-font-color="true" officeooo:rsid="0041b5c9"/>
    </style:style>
    <style:style style:name="T363" style:family="text">
      <style:text-properties style:use-window-font-color="true" officeooo:rsid="00938994"/>
    </style:style>
    <style:style style:name="T364" style:family="text">
      <style:text-properties style:use-window-font-color="true" officeooo:rsid="015ee68b"/>
    </style:style>
    <style:style style:name="T365" style:family="text">
      <style:text-properties style:use-window-font-color="true" officeooo:rsid="01748108"/>
    </style:style>
    <style:style style:name="T366" style:family="text">
      <style:text-properties style:use-window-font-color="true" officeooo:rsid="017aecd0"/>
    </style:style>
    <style:style style:name="T367" style:family="text">
      <style:text-properties style:use-window-font-color="true" officeooo:rsid="01835ef9"/>
    </style:style>
    <style:style style:name="T368" style:family="text">
      <style:text-properties style:use-window-font-color="true" officeooo:rsid="01902ed8"/>
    </style:style>
    <style:style style:name="T369" style:family="text">
      <style:text-properties style:use-window-font-color="true" officeooo:rsid="019e49ea"/>
    </style:style>
    <style:style style:name="T370" style:family="text">
      <style:text-properties style:use-window-font-color="true" officeooo:rsid="01a8aa19"/>
    </style:style>
    <style:style style:name="T371" style:family="text">
      <style:text-properties style:use-window-font-color="true" officeooo:rsid="01aa33a1"/>
    </style:style>
    <style:style style:name="T372" style:family="text">
      <style:text-properties style:use-window-font-color="true" officeooo:rsid="01adba1c"/>
    </style:style>
    <style:style style:name="T373" style:family="text">
      <style:text-properties officeooo:rsid="011732ca"/>
    </style:style>
    <style:style style:name="T374" style:family="text">
      <style:text-properties officeooo:rsid="016314a0"/>
    </style:style>
    <style:style style:name="T375" style:family="text">
      <style:text-properties officeooo:rsid="018d82c5"/>
    </style:style>
    <style:style style:name="T376" style:family="text">
      <style:text-properties officeooo:rsid="0192a307"/>
    </style:style>
    <style:style style:name="T377" style:family="text">
      <style:text-properties officeooo:rsid="00a8dce7"/>
    </style:style>
    <style:style style:name="T378" style:family="text">
      <style:text-properties officeooo:rsid="016ebed5"/>
    </style:style>
    <style:style style:name="T379" style:family="text">
      <style:text-properties officeooo:rsid="002cecc7"/>
    </style:style>
    <style:style style:name="T380" style:family="text">
      <style:text-properties style:font-name="Courier New1" fo:font-weight="bold" officeooo:rsid="019e49ea" style:font-weight-asian="bold" style:font-weight-complex="bold"/>
    </style:style>
    <style:style style:name="T381" style:family="text">
      <style:text-properties officeooo:rsid="0105ba05"/>
    </style:style>
    <style:style style:name="T382" style:family="text">
      <style:text-properties officeooo:rsid="019e999f"/>
    </style:style>
    <style:style style:name="T383" style:family="text">
      <style:text-properties style:text-underline-style="solid" style:text-underline-width="auto" style:text-underline-color="font-color"/>
    </style:style>
    <style:style style:name="T384" style:family="text">
      <style:text-properties officeooo:rsid="01abd350"/>
    </style:style>
    <style:style style:name="T385" style:family="text">
      <style:text-properties officeooo:rsid="01adba1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Un’</text:span><text:span text:style-name="T13">azienda che gestisce un </text:span><text:span text:style-name="T12">servizio di </text:span><text:span text:style-name="T25">bike</text:span><text:span text:style-name="T24"> sharing</text:span><text:span text:style-name="T11"> sta sviluppando un</text:span><text:span text:style-name="T1"> software </text:span><text:span text:style-name="T3">per la </text:span><text:span text:style-name="T2">simulazione dell</text:span><text:span text:style-name="T4">e</text:span><text:span text:style-name="T2"> attivita` </text:span><text:span text:style-name="T13">del proprio parco </text:span><text:span text:style-name="T21">bici</text:span><text:span text:style-name="T13">: </text:span><text:span text:style-name="T18">queste simulazioni hanno </text:span><text:span text:style-name="T15">l’obiettivo </text:span><text:span text:style-name="T18">di</text:span><text:span text:style-name="T9"> collezionare </text:span><text:span text:style-name="T10">alcuni</text:span><text:span text:style-name="T5"> dati statistici </text:span><text:span text:style-name="T18">per </text:span><text:span text:style-name="T13">supportare </text:span><text:span text:style-name="T18">future </text:span><text:span text:style-name="T13">decisioni </text:span><text:span text:style-name="T18">aziendali </text:span><text:span text:style-name="T15">tese</text:span><text:span text:style-name="T14"> a diversificare l’offerta </text:span><text:span text:style-name="T19">e </text:span><text:span text:style-name="T18">rende</text:span><text:span text:style-name="T19">re</text:span><text:span text:style-name="T18"> il servizio più efficiente</text:span><text:span text:style-name="T14">.</text:span></text:p>
      <text:p text:style-name="P6"/>
      <text:p text:style-name="P14"><text:span text:style-name="T15">L</text:span><text:span text:style-name="T14">’azienda </text:span><text:span text:style-name="T13">è interessata a studiare cosa accadrebbe se offrisse una parte de</text:span><text:span text:style-name="T21">lle proprie biciclette</text:span><text:span text:style-name="T13"> (</text:span><text:span text:style-name="T21">quelle</text:span><text:span text:style-name="T13"> </text:span><text:span text:style-name="T28">bianche</text:span><text:span text:style-name="T6"> </text:span><text:span text:style-name="T7">sul display di visualizzazione</text:span><text:span text:style-name="T13">) ad </text:span><text:span text:style-name="T19">una tariffa più elevata</text:span><text:span text:style-name="T13"> ma con totale libertà di scelta della destinazione, e</text:span><text:span text:style-name="T14">d uno stesso numero di </text:span><text:span text:style-name="T21">biciclette</text:span><text:span text:style-name="T13"> ad un prezzo ridotto (</text:span><text:span text:style-name="T21">quelle</text:span><text:span text:style-name="T13"> </text:span><text:span text:style-name="T30">verdi</text:span><text:span text:style-name="T6"> </text:span><text:span text:style-name="T7">sul display di visualizzazione</text:span><text:span text:style-name="T8">)</text:span><text:span text:style-name="T13">, </text:span><text:span text:style-name="T14">ma </text:span><text:span text:style-name="T13">con un insieme di destinazioni molto più ridotto e prefissato </text:span><text:span text:style-name="T20">(vedi costante </text:span><text:span text:style-name="Teletype"><text:span text:style-name="T68">bici.sim.CostantiSimulazione.N_DESTINAZIONI</text:span></text:span><text:span text:style-name="T20">) </text:span><text:span text:style-name="T13">, </text:span><text:span text:style-name="T15">e </text:span><text:span text:style-name="T13">comune a </text:span><text:span text:style-name="T23">tutte</text:span><text:span text:style-name="T13"> le </text:span><text:span text:style-name="T21">biciclette</text:span><text:span text:style-name="T14"> </text:span><text:span text:style-name="T17">verdi</text:span><text:span text:style-name="T22">.</text:span></text:p>
      <text:p text:style-name="P4"/>
      <text:p text:style-name="P13"><text:span text:style-name="T82">L</text:span><text:span text:style-name="T91">e biciclette</text:span><text:span text:style-name="T87"> </text:span><text:span text:style-name="T76">si </text:span><text:span text:style-name="T91">possono </text:span><text:span text:style-name="T84">muov</text:span><text:span text:style-name="T91">re</text:span><text:span text:style-name="T84"> </text:span><text:span text:style-name="T91">solo </text:span><text:span text:style-name="T75">all’inter</text:span><text:span text:style-name="T79">n</text:span><text:span text:style-name="T75">o d</text:span><text:span text:style-name="T79">i </text:span><text:span text:style-name="T87">una zona</text:span><text:span text:style-name="T82"> </text:span><text:span text:style-name="T87">di copertur</text:span><text:span text:style-name="T90">a</text:span><text:span text:style-name="T89"> </text:span><text:span text:style-name="T87">ben </text:span><text:span text:style-name="T89">del</text:span><text:span text:style-name="T87">imitata </text:span><text:span text:style-name="T88">(</text:span><text:span text:style-name="T85">modellat</text:span><text:span text:style-name="T89">a</text:span><text:span text:style-name="T77"> dalla classe </text:span><text:span text:style-name="Teletype"><text:span text:style-name="T224">bici.</text:span></text:span><text:span text:style-name="Teletype"><text:span text:style-name="T221">sim.</text:span></text:span><text:span text:style-name="Teletype"><text:span text:style-name="T222">Zona</text:span></text:span><text:span text:style-name="T88">)</text:span><text:span text:style-name="T83">, </text:span><text:span text:style-name="T88"><text:s/></text:span><text:span text:style-name="T84">occupando </text:span><text:span text:style-name="T78">posizioni </text:span><text:span text:style-name="T80">di </text:span><text:span text:style-name="T77">un piano cartesiano </text:span><text:span text:style-name="T85">modellate</text:span><text:span text:style-name="T77"> dalla classe </text:span><text:span text:style-name="Teletype"><text:span text:style-name="T223">bici.</text:span></text:span><text:span text:style-name="Teletype"><text:span text:style-name="T221">sim.</text:span></text:span><text:span text:style-name="Teletype"><text:span text:style-name="T219">Coordi</text:span></text:span><text:span text:style-name="Teletype"><text:span text:style-name="T220">nate</text:span></text:span><text:span text:style-name="Teletype"><text:span text:style-name="T137">. </text:span></text:span><text:span text:style-name="Teletype"><text:span text:style-name="T138">La direzione degli </text:span></text:span><text:span text:style-name="Teletype"><text:span text:style-name="T135">spostamenti, </text:span></text:span><text:span text:style-name="Teletype"><text:span text:style-name="T138">che sono</text:span></text:span><text:span text:style-name="Teletype"><text:span text:style-name="T135"> </text:span></text:span><text:span text:style-name="Teletype"><text:span text:style-name="T136">incrementali, </text:span></text:span><text:span text:style-name="Teletype"><text:span text:style-name="T139">orizzontali o verticali</text:span></text:span><text:span text:style-name="Teletype"><text:span text:style-name="T136">, </text:span></text:span><text:span text:style-name="Teletype"><text:span text:style-name="T138">viene modellata dall’</text:span></text:span><text:span text:style-name="Teletype"><text:span text:style-name="T142">enum</text:span></text:span><text:span text:style-name="Teletype"><text:span text:style-name="T138"> </text:span></text:span><text:span text:style-name="Teletype"><text:span text:style-name="T235">bici.</text:span></text:span><text:span text:style-name="Teletype"><text:span text:style-name="T233">sim.</text:span></text:span><text:span text:style-name="Teletype"><text:span text:style-name="T231">Direzione</text:span></text:span><text:span text:style-name="Teletype"><text:span text:style-name="T134">.</text:span></text:span></text:p>
      <text:p text:style-name="P2"><text:span text:style-name="Teletype"><text:span text:style-name="T137"/></text:span></text:p>
      <text:p text:style-name="P15">DOMANDA 1 (5%)</text:p>
      <text:p text:style-name="P21"><text:span text:style-name="T50">M</text:span><text:span text:style-name="T51">odifica</text:span><text:span text:style-name="T50">re </text:span><text:span text:style-name="T51">il codice della classe</text:span><text:span text:style-name="T77"> </text:span><text:span text:style-name="T73">bici</text:span><text:span text:style-name="T72">.sim.</text:span><text:span text:style-name="T71">Coordinate</text:span><text:span text:style-name="T51"> affinch</text:span><text:span text:style-name="T55">e’</text:span><text:span text:style-name="T77"> </text:span><text:span text:style-name="T51">i</text:span><text:span text:style-name="T77"> </text:span><text:span text:style-name="T51">test presenti nell</text:span><text:span text:style-name="T55">e</text:span><text:span text:style-name="T77"> </text:span><text:span text:style-name="T51">class</text:span><text:span text:style-name="T55">i</text:span><text:span text:style-name="T77"> </text:span><text:span text:style-name="T71">Coordinate</text:span><text:span text:style-name="T69">Test </text:span><text:span text:style-name="T51">comincino ad avere successo. </text:span><text:span text:style-name="T52">Gia` dopo aver effettuato questa correzione, e`</text:span><text:span text:style-name="T77"> </text:span><text:span text:style-name="T51">possibile verifica</text:span><text:span text:style-name="T53">re </text:span><text:span text:style-name="T51">il corretto funzionamento del</text:span><text:span text:style-name="T52">l’</text:span><text:span text:style-name="T54">intera</text:span><text:span text:style-name="T52"> simulazione</text:span><text:span text:style-name="T51"> eseguendo il metodo </text:span><text:span text:style-name="T69">main()</text:span><text:span text:style-name="T77"> </text:span><text:span text:style-name="T51">della classe </text:span><text:span text:style-name="T73">bici</text:span><text:span text:style-name="T70">.M</text:span><text:span text:style-name="T69">ain</text:span><text:span text:style-name="T51">. </text:span></text:p>
      <text:p text:style-name="P40"/>
      <text:p text:style-name="P22"><text:span text:style-name="T31">(</text:span><text:span text:style-name="T34">N.B. </text:span><text:span text:style-name="T40">P</text:span><text:span text:style-name="T32">er </text:span><text:span text:style-name="T43">un</text:span><text:span text:style-name="T45">a</text:span><text:span text:style-name="T43"> </text:span><text:span text:style-name="T32">piu</text:span><text:span text:style-name="T43">`</text:span><text:span text:style-name="T32"> agevo</text:span><text:span text:style-name="T43">le comprensione del</text:span><text:span text:style-name="T32">la descrizione che segue, si consiglia di provare ad </text:span><text:span text:style-name="T33">eseguire il metodo </text:span><text:span text:style-name="T64">main()</text:span><text:span text:style-name="T33"> della classe </text:span><text:span text:style-name="T67">bici</text:span><text:span text:style-name="T65">.M</text:span><text:span text:style-name="T66">ain</text:span><text:span text:style-name="T64"> </text:span><text:span text:style-name="T32">ed osservare l’animazione della simulazione </text:span><text:span text:style-name="T42">gi</text:span><text:span text:style-name="T43">a`</text:span><text:span text:style-name="T42"> dopo aver risposto a questa </text:span><text:span text:style-name="T45">prima </text:span><text:span text:style-name="T42">domanda</text:span><text:span text:style-name="T32">. </text:span><text:span text:style-name="T40">L</text:span><text:span text:style-name="T39">a simulazione </text:span><text:span text:style-name="T38">stampa</text:span><text:span text:style-name="T39">, </text:span><text:span text:style-name="T41">a fine esecuzione,</text:span><text:span text:style-name="T38"> </text:span><text:span text:style-name="T43">alcune </text:span><text:span text:style-name="T38">statistiche raccolte durante l’esecuzione. </text:span><text:span text:style-name="T48">Queste</text:span><text:span text:style-name="T38"> </text:span><text:span text:style-name="T49">statistiche </text:span><text:span text:style-name="T44">sono</text:span><text:span text:style-name="T39"> oggetto delle </text:span><text:span text:style-name="T38">domand</text:span><text:span text:style-name="T39">e successive: </text:span><text:span text:style-name="T43">e`</text:span><text:span text:style-name="T38"> possibile </text:span><text:span text:style-name="T35">premere </text:span><text:span text:style-name="T36">il tasto ESCape per </text:span><text:span text:style-name="T45">anticipare</text:span><text:span text:style-name="T37"> la </text:span><text:span text:style-name="T45">fine </text:span><text:span text:style-name="T37">della simulazione </text:span><text:span text:style-name="T46">e la stampa delle statistiche </text:span><text:span text:style-name="T47">in qualsiasi momento, </text:span><text:span text:style-name="T49">anche senza attendere la terminazione della simulazione.)</text:span></text:p>
      <text:p text:style-name="P1"/>
      <text:p text:style-name="P3"><text:span text:style-name="T377">Inizialmente si studia una sola tipologia di bicicletta, <text:s/></text:span>modellat<text:span text:style-name="T378">a</text:span> dall<text:span text:style-name="T378">a</text:span> class<text:span text:style-name="T378">e</text:span> <text:span text:style-name="T300">Bianca</text:span><text:span text:style-name="T379"> del package </text:span><text:span text:style-name="T380">bici.tipo</text:span><text:span text:style-name="T381">, ma successivamente sarà necessario introdurre anche la classe </text:span><text:span text:style-name="T301">Verde</text:span><text:span text:style-name="T381"> che finisce per differenziarsi dalla prima solamente per la politica di scelta della destinazione.</text:span></text:p>
      <text:p text:style-name="P3"/>
      <text:p text:style-name="P9"><text:span text:style-name="T147">La simulazione </text:span><text:span text:style-name="T148">comincia con la creazione dello </text:span><text:span text:style-name="T149">stesso numero d</text:span><text:span text:style-name="T150">i </text:span><text:span text:style-name="T167">mezzi</text:span><text:span text:style-name="T149"> per ciascuna </text:span><text:span text:style-name="T151">tipologia</text:span><text:span text:style-name="T148">; </text:span><text:span text:style-name="T156">ciascuna ha una posizione di partenza ed una di destinazione ed in ogni passo della simulazione </text:span><text:span text:style-name="T81">(vedi </text:span><text:span text:style-name="T86">anche</text:span><text:span text:style-name="T81"> il metodo </text:span><text:span text:style-name="Teletype"><text:span text:style-name="T235">bici</text:span></text:span><text:span text:style-name="Teletype"><text:span text:style-name="T233">.</text:span></text:span><text:span text:style-name="Teletype"><text:span text:style-name="T235">tipo</text:span></text:span><text:span text:style-name="Teletype"><text:span text:style-name="T233">.</text:span></text:span><text:span text:style-name="Teletype"><text:span text:style-name="T234">Bianca</text:span></text:span><text:span text:style-name="Teletype"><text:span text:style-name="T231">.</text:span></text:span><text:span text:style-name="Teletype"><text:span text:style-name="T232">simula</text:span></text:span><text:span text:style-name="Teletype"><text:span text:style-name="T230">()</text:span></text:span><text:span text:style-name="Teletype"><text:span text:style-name="T134">) </text:span></text:span><text:span text:style-name="Teletype"><text:span text:style-name="T140">si avvicina incrementalmente verso la propria destinazione spostandosi </text:span></text:span><text:span text:style-name="Teletype"><text:span text:style-name="T141">sul piano cartesiano </text:span></text:span><text:span text:style-name="Teletype"><text:span text:style-name="T140">di una singola cella, </text:span></text:span><text:span text:style-name="Teletype"><text:span text:style-name="T142">orizzontalmente o verticalmente.</text:span></text:span></text:p>
      <text:p text:style-name="P10"><text:span text:style-name="Teletype"><text:span text:style-name="T140"/></text:span></text:p>
      <text:p text:style-name="P8"><text:span text:style-name="Teletype"><text:span text:style-name="T140">All’arrivo a destinazione </text:span></text:span><text:span text:style-name="Teletype"><text:span text:style-name="T143">il percorso </text:span></text:span><text:span text:style-name="Teletype"><text:span text:style-name="T145">coperto</text:span></text:span><text:span text:style-name="Teletype"><text:span text:style-name="T143"> viene registrato e </text:span></text:span><text:span text:style-name="Teletype"><text:span text:style-name="T140">ciascun </text:span></text:span><text:span text:style-name="Teletype"><text:span text:style-name="T144">mezzo</text:span></text:span><text:span text:style-name="Teletype"><text:span text:style-name="T140"> decide una nuova destinazione secondo la politica della pro</text:span></text:span><text:span text:style-name="Teletype"><text:span text:style-name="T157">pria tipologia (prendendo una destinazione casuale qualsiasi se </text:span></text:span><text:span text:style-name="Teletype"><text:span text:style-name="T158">bianca</text:span></text:span><text:span text:style-name="Teletype"><text:span text:style-name="T157">, </text:span></text:span><text:span text:style-name="Teletype"><text:span text:style-name="T162">ovvero </text:span></text:span><text:span text:style-name="Teletype"><text:span text:style-name="T158">sceglie</text:span></text:span><text:span text:style-name="Teletype"><text:span text:style-name="T162">ndo</text:span></text:span><text:span text:style-name="Teletype"><text:span text:style-name="T158"> </text:span></text:span><text:span text:style-name="Teletype"><text:span text:style-name="T157">una destinazione </text:span></text:span><text:span text:style-name="Teletype"><text:span text:style-name="T160">comunque </text:span></text:span><text:span text:style-name="Teletype"><text:span text:style-name="T157">casuale ma </text:span></text:span><text:span text:style-name="Teletype"><text:span text:style-name="T158">selezionata </text:span></text:span><text:span text:style-name="Teletype"><text:span text:style-name="T157">tra quelle comuni a tutt</text:span></text:span><text:span text:style-name="Teletype"><text:span text:style-name="T161">i mezzi </text:span></text:span><text:span text:style-name="Teletype"><text:span text:style-name="T162">dello stesso colore, se </text:span></text:span><text:span text:style-name="Teletype"><text:span text:style-name="T163">verdi</text:span></text:span><text:span text:style-name="Teletype"><text:span text:style-name="T160">)</text:span></text:span><text:span text:style-name="Teletype"><text:span text:style-name="T157">. </text:span></text:span><text:span text:style-name="Teletype"><text:span text:style-name="T159">Tale</text:span></text:span><text:span text:style-name="Teletype"><text:span text:style-name="T288"> </text:span></text:span><text:span text:style-name="Teletype"><text:span text:style-name="T289">scelta </text:span></text:span><text:span text:style-name="Teletype"><text:span text:style-name="T291">nella classe </text:span></text:span><text:span text:style-name="Teletype"><text:span text:style-name="T234">Bianca</text:span></text:span><text:span text:style-name="Teletype"><text:span text:style-name="T291"> </text:span></text:span><text:span text:style-name="Teletype"><text:span text:style-name="T290">è </text:span></text:span><text:span text:style-name="Teletype"><text:span text:style-name="T289">delegata al metodo </text:span></text:span><text:span text:style-name="Teletype"><text:span text:style-name="T233">decidiProssimaDestinazione()</text:span></text:span><text:span text:style-name="Teletype"><text:span text:style-name="T288">.</text:span></text:span></text:p>
      <text:p text:style-name="P5"/>
      <text:p text:style-name="P35"><text:span text:style-name="T99">Un progettista esperto fa notare al programmatore che </text:span><text:span text:style-name="T107">esisterebbe</text:span><text:span text:style-name="T108">ro</text:span><text:span text:style-name="T99"> molte linee di codice in comune tra </text:span><text:span text:style-name="T100">l</text:span><text:span text:style-name="T106">a</text:span><text:span text:style-name="T100"> class</text:span><text:span text:style-name="T106">e </text:span><text:span text:style-name="Teletype"><text:span text:style-name="T228">Bianca</text:span></text:span><text:span text:style-name="Teletype"><text:span text:style-name="T226"> </text:span></text:span><text:span text:style-name="Teletype"><text:span text:style-name="T130"><text:s/></text:span></text:span><text:span text:style-name="Teletype"><text:span text:style-name="T133">(</text:span></text:span><text:span text:style-name="Teletype"><text:span text:style-name="T132">già esistente</text:span></text:span><text:span text:style-name="Teletype"><text:span text:style-name="T133">)</text:span></text:span><text:span text:style-name="Teletype"><text:span text:style-name="T132"> e</text:span></text:span><text:span text:style-name="Teletype"><text:span text:style-name="T131"> </text:span></text:span><text:span text:style-name="Teletype"><text:span text:style-name="T132">la classe</text:span></text:span><text:span text:style-name="Teletype"><text:span text:style-name="T130"> </text:span></text:span><text:span text:style-name="Teletype"><text:span text:style-name="T229">Verde</text:span></text:span><text:span text:style-name="Teletype"><text:span text:style-name="T99"> </text:span></text:span><text:span text:style-name="T106">ancora da creare e suggerisce,</text:span><text:span text:style-name="T101"> visto </text:span><text:span text:style-name="T99">che prevedibilmente altre </text:span><text:span text:style-name="T106">offerte</text:span><text:span text:style-name="T104"> </text:span><text:span text:style-name="T106">potrebbero essere </text:span><text:span text:style-name="T107">studiate </text:span><text:span text:style-name="T109">in futuro</text:span><text:span text:style-name="T99">,</text:span><text:span text:style-name="T102"> </text:span><text:span text:style-name="T107">di </text:span><text:span text:style-name="T101">ristruttare il codice introducendo un </text:span><text:span text:style-name="T103">nuovo </text:span><text:span text:style-name="T101">tipo </text:span><text:span text:style-name="T108">astratto</text:span><text:span text:style-name="T101"> </text:span><text:span text:style-name="T242">bici.</text:span><text:span text:style-name="T243">tipo</text:span><text:span text:style-name="T241">.</text:span><text:span text:style-name="T242">Bici</text:span><text:span text:style-name="T240"> </text:span><text:span text:style-name="T101">che accumuni </text:span><text:span text:style-name="T103">tutte </text:span><text:span text:style-name="T104">le </text:span><text:span text:style-name="T105">tipologie </text:span><text:span text:style-name="T107">di </text:span><text:span text:style-name="T110">biciclette</text:span><text:span text:style-name="T104">, </text:span><text:span text:style-name="T110">sia </text:span><text:span text:style-name="T105">presenti </text:span><text:span text:style-name="T110">sia</text:span><text:span text:style-name="T105"> future</text:span><text:span text:style-name="T99">. </text:span></text:p>
      <text:p text:style-name="P34"/>
      <text:p text:style-name="P12"/>
      <text:p text:style-name="P16">DOMANDA 2 (<text:span text:style-name="T375">35</text:span>%)</text:p>
      <text:p text:style-name="P24"><text:span text:style-name="T74">Pertanto </text:span><text:span text:style-name="T146">il progettista esperto </text:span><text:span text:style-name="T74">suggerisce di ristrutturare </text:span><text:span text:style-name="T93">l'applicazio</text:span><text:span text:style-name="T92">n</text:span><text:span text:style-name="T93">e come segue:</text:span></text:p>
      <text:p text:style-name="P27"/>
      <text:list xml:id="list3993637384" text:style-name="L1">
        <text:list-item>
          <text:p text:style-name="P37"><text:span text:style-name="T170">(</text:span><text:span text:style-name="T171">2</text:span><text:span text:style-name="T172">0</text:span><text:span text:style-name="T170">%) </text:span><text:span text:style-name="T111">In</text:span><text:span text:style-name="T74">trodurre una classe astratta </text:span><text:span text:style-name="T255">bici.tipo</text:span><text:span text:style-name="T253">.</text:span><text:span text:style-name="T255">Bici </text:span><text:span text:style-name="T74">per generalizzare </text:span><text:span text:style-name="T152">le </text:span><text:span text:style-name="T168">biciclette</text:span><text:span text:style-name="T152"> di tipo</text:span><text:span text:style-name="T74"> </text:span><text:span text:style-name="Teletype"><text:span text:style-name="T254">Bianca</text:span></text:span><text:span text:style-name="T74"> e</text:span><text:span text:style-name="T152">d</text:span><text:span text:style-name="T74"> </text:span><text:span text:style-name="T251">Verde</text:span><text:span text:style-name="T152">. </text:span><text:span text:style-name="T155">N</text:span><text:span text:style-name="T74">el</text:span><text:span text:style-name="T94">le classi che facevano uso </text:span><text:span text:style-name="T155">d</text:span><text:span text:style-name="T164">el primo tipo</text:span><text:span text:style-name="T94">, </text:span><text:span text:style-name="T164">generalizzare</text:span><text:span text:style-name="T94"> il codice usando </text:span><text:span text:style-name="T98">solo il</text:span><text:span text:style-name="T94"> nuovo tipo </text:span><text:span text:style-name="T152">astratto </text:span><text:span text:style-name="T155">al posto de</text:span><text:span text:style-name="T169">l</text:span><text:span text:style-name="T155"> precedent</text:span><text:span text:style-name="T169">e</text:span><text:span text:style-name="T155"> tip</text:span><text:span text:style-name="T169">o</text:span><text:span text:style-name="T155"> concret</text:span><text:span text:style-name="T169">o</text:span><text:span text:style-name="T94">. </text:span><text:span text:style-name="T98">S</text:span><text:span text:style-name="T94">i segnalano </text:span><text:span text:style-name="T173">almeno</text:span><text:span text:style-name="T155"> questi </text:span><text:span text:style-name="T94">utilizzi: </text:span><text:span text:style-name="T154">metodi</text:span><text:span text:style-name="T95"> </text:span><text:span text:style-name="T253">bici.</text:span><text:span text:style-name="T244">sim.</text:span><text:span text:style-name="T252">Simulatore.simula()</text:span><text:span text:style-name="T152">, </text:span><text:span text:style-name="T238">bici.g</text:span><text:span text:style-name="T236">ui.GUI.disegna</text:span><text:span text:style-name="T239">Bici</text:span><text:span text:style-name="T237">()</text:span><text:span text:style-name="T287">, </text:span><text:span text:style-name="T154">ove </text:span><text:span text:style-name="T152">alcune operazioni </text:span><text:span text:style-name="T164">vanno </text:span><text:span text:style-name="T165">opportunamente </text:span><text:span text:style-name="T164">generalizzat</text:span><text:span text:style-name="T166">e</text:span><text:span text:style-name="T164"> </text:span><text:span text:style-name="T96">per </text:span><text:span text:style-name="T164">funzionare indipendentemente dal </text:span><text:span text:style-name="T96">tipo </text:span><text:span text:style-name="T153">dinamico </text:span><text:span text:style-name="T164">delle </text:span><text:span text:style-name="T168">biciclette</text:span><text:span text:style-name="T164"> coinvolte</text:span><text:span text:style-name="T97">. </text:span><text:span text:style-name="T112">C</text:span><text:span text:style-name="T113">iascun</text:span><text:span text:style-name="T125">a </text:span><text:span text:style-name="T113">possiede un intero identificatore </text:span><text:span text:style-name="T127">(“</text:span><text:span text:style-name="T245">id</text:span><text:span text:style-name="T127">”) progressivo base 0</text:span><text:span text:style-name="T113"> </text:span><text:span text:style-name="T114">assegnato sulla base della </text:span><text:span text:style-name="T125">propria tipologia</text:span><text:span text:style-name="T113">, </text:span><text:span text:style-name="T127">ed </text:span><text:span text:style-name="T113">incrementato </text:span><text:span text:style-name="T115">ogni qualvolta </text:span><text:span text:style-name="T126"><text:s/></text:span><text:span text:style-name="T115">un</text:span><text:span text:style-name="T113"> nuovo </text:span><text:span text:style-name="T116">esemplare </text:span><text:span text:style-name="T113">di quella tipologia</text:span><text:span text:style-name="T128"> </text:span><text:span text:style-name="T115">viene</text:span><text:span text:style-name="T113"> creato: </text:span><text:span text:style-name="T112">a supporto </text:span><text:span text:style-name="T126">e precisazione </text:span><text:span text:style-name="T112">di questo requisito </text:span><text:span text:style-name="T129">completare e </text:span><text:span text:style-name="T127">ricorrere all’</text:span><text:span text:style-name="T126">ese</text:span><text:span text:style-name="T127">cuzione dei</text:span><text:span text:style-name="T126"> </text:span><text:span text:style-name="T117">test </text:span><text:span text:style-name="T118">di unita`</text:span><text:span text:style-name="T126"> </text:span><text:span text:style-name="T127">presenti nella classe </text:span><text:span text:style-name="T247">bici.</text:span><text:span text:style-name="T249">tipo</text:span><text:span text:style-name="T247">.</text:span><text:span text:style-name="T248">Bici</text:span><text:span text:style-name="T245">Test</text:span><text:span text:style-name="T123"> (test-case </text:span><text:span text:style-name="T245">testIdProgressivi…</text:span><text:span text:style-name="T246">()</text:span><text:span text:style-name="T113">). </text:span><text:span text:style-name="T124">Verificare ed eventualmente correggere il codice </text:span><text:span text:style-name="T127">principale</text:span><text:span text:style-name="T124"> affinch</text:span><text:span text:style-name="T125">e’ </text:span><text:span text:style-name="T124">questi test abbiano </text:span><text:span text:style-name="T127">sempre </text:span><text:span text:style-name="T124">successo</text:span><text:span text:style-name="T119">. </text:span><text:span text:style-name="T120">Implementare le modifiche suggerite dal progettista esperto, </text:span><text:span text:style-name="T121">quindi verificare </text:span><text:span text:style-name="T120">il funzionamento dell’applicazione </text:span><text:span text:style-name="T122">anche </text:span><text:span text:style-name="T120">dopo le modifiche.</text:span></text:p>
          <text:p text:style-name="P44"/>
        </text:list-item>
        <text:list-item>
          <text:p text:style-name="P42"><text:span text:style-name="T200">(</text:span><text:span text:style-name="T201">1</text:span><text:span text:style-name="T202">5</text:span><text:span text:style-name="T200">%)</text:span><text:span text:style-name="T176"> </text:span><text:span text:style-name="T178">Creare</text:span><text:span text:style-name="T174"> </text:span><text:span text:style-name="T192">la</text:span><text:span text:style-name="T174"> </text:span><text:span text:style-name="T192">classe associata alla </text:span><text:span text:style-name="T174">nuova </text:span><text:span text:style-name="T179">tipologia </text:span><text:span text:style-name="T177">di </text:span><text:span text:style-name="T192">offerta</text:span><text:span text:style-name="T179"> </text:span><text:span text:style-name="T178">aggiungendo la classe</text:span><text:span text:style-name="T174"> </text:span><text:span text:style-name="T259">Verde</text:span><text:span text:style-name="T180">:</text:span><text:span text:style-name="T174"> </text:span><text:span text:style-name="T191">tutte </text:span><text:span text:style-name="T179">le </text:span><text:span text:style-name="T196">biciclette</text:span><text:span text:style-name="T191"> </text:span><text:span text:style-name="T179">di questo tipo </text:span><text:span text:style-name="T191">possiedono un <text:s/>riferimento verso lo stesso elenco di destinazioni possibili e possono spostarsi solo tra quest</text:span><text:span text:style-name="T192">e</text:span><text:span text:style-name="T191">. </text:span><text:span text:style-name="T174">Cambiare il <text:s/>codice </text:span><text:span text:style-name="T175">(in particolare </text:span><text:span text:style-name="T182">il corpo</text:span><text:span text:style-name="T175"> del metodo </text:span><text:span text:style-name="T283">bici.sim.S</text:span><text:span text:style-name="T282">imulatore.c</text:span><text:span text:style-name="T281">rea</text:span><text:span text:style-name="T286">Biciclette</text:span><text:span text:style-name="T281">()</text:span><text:span text:style-name="T197">) </text:span><text:span text:style-name="T174">di modo che anche i </text:span><text:span text:style-name="T179">nuovi tipi di </text:span><text:span text:style-name="T196">bicicletta</text:span><text:span text:style-name="T179"> </text:span><text:span text:style-name="T174">entrino </text:span><text:span text:style-name="T181">a pieno titolo nella simulazione. </text:span></text:p>
          <text:p text:style-name="P43"><text:span text:style-name="T182">(</text:span><text:span text:style-name="T203">Sugg.</text:span><text:span text:style-name="T182">: sfrutta</text:span><text:span text:style-name="T183">re </text:span><text:span text:style-name="T193">anche</text:span><text:span text:style-name="T182"> i servizi del metodo</text:span><text:span text:style-name="T174"> </text:span><text:span text:style-name="T284">bici.sim</text:span><text:span text:style-name="T282">.</text:span><text:span text:style-name="T284">GeneratoreCasuale.</text:span><text:span text:style-name="T285">generaNposizioniCasuali</text:span><text:span text:style-name="T284">(</text:span><text:span text:style-name="T282">)</text:span><text:span text:style-name="T182"> )</text:span></text:p>
          <text:p text:style-name="P38"/>
        </text:list-item>
      </text:list>
      <text:p text:style-name="P11"><text:span text:style-name="T178">Le </text:span><text:span text:style-name="T177">domande che seguono </text:span><text:span text:style-name="T184">richiedono </text:span><text:span text:style-name="T188">il completamento</text:span><text:span text:style-name="T184"> d</text:span><text:span text:style-name="T195">i alcuni</text:span><text:span text:style-name="T184"> </text:span><text:span text:style-name="T195">corpi dei </text:span><text:span text:style-name="T184">metodi </text:span><text:span text:style-name="T194">nella classe </text:span><text:span text:style-name="T257">bici.sim</text:span><text:span text:style-name="T256">.Statistiche</text:span><text:span text:style-name="T184">: </text:span><text:span text:style-name="T195">questi sono dedicati al </text:span><text:span text:style-name="T189">calcol</text:span><text:span text:style-name="T195">o</text:span><text:span text:style-name="T189"> </text:span><text:span text:style-name="T195">del</text:span><text:span text:style-name="T190">le</text:span><text:span text:style-name="T183"> </text:span><text:span text:style-name="T177">statistiche </text:span><text:span text:style-name="T185">al termine di ciascuna simulazione</text:span><text:span text:style-name="T177">. </text:span><text:span text:style-name="T184">Sono anche gia` forniti </text:span><text:span text:style-name="T187">a supporto </text:span><text:span text:style-name="T184">dei metodi di stampa </text:span><text:span text:style-name="T190">dei loro risultati </text:span><text:span text:style-name="T187">per</text:span><text:span text:style-name="T184"> facilita</text:span><text:span text:style-name="T195">rne la verifica del corretto funzionamento</text:span><text:span text:style-name="T184">. </text:span><text:span text:style-name="T187">Si suggerisce di studiare </text:span><text:span text:style-name="T186">il sorgente </text:span><text:span text:style-name="T177">della classe </text:span><text:span text:style-name="T257">bici.sim</text:span><text:span text:style-name="T256">.Statistiche</text:span><text:span text:style-name="T177"> </text:span><text:span text:style-name="T190">ed in particolare il metodo </text:span><text:span text:style-name="T256">stampaFinal</text:span><text:span text:style-name="T257">e()</text:span><text:span text:style-name="T190">p</text:span><text:span text:style-name="T187">er i dettagli.</text:span></text:p>
      <text:p text:style-name="P7"/>
      <text:p text:style-name="P23">DOMANDA 3<text:span text:style-name="T373"> </text:span>(<text:span text:style-name="T382">20</text:span>%)</text:p>
      <text:p text:style-name="P25">Dopo aver completato il punto precedente:</text:p>
      <text:p text:style-name="P25"/>
      <text:list xml:id="list419686491" text:style-name="L2">
        <text:list-item>
          <text:p text:style-name="P45"><text:span text:style-name="T315">completare</text:span><text:span text:style-name="T306"> il codice del metodo </text:span><text:span text:style-name="T325">Map&lt; </text:span><text:span text:style-name="T342">Bici</text:span><text:span text:style-name="T325">, </text:span><text:span text:style-name="T340">List</text:span><text:span text:style-name="T333">&lt; </text:span><text:span text:style-name="T335">Percorso</text:span><text:span text:style-name="T334"> </text:span><text:span text:style-name="T333">&gt; </text:span><text:span text:style-name="T326">&gt;</text:span><text:span text:style-name="T325"> </text:span><text:span text:style-name="T331">percorso</text:span><text:span text:style-name="T328">Per</text:span><text:span text:style-name="T330">Bici</text:span><text:span text:style-name="T325">(</text:span><text:span text:style-name="T341">Set</text:span><text:span text:style-name="T332">&lt; </text:span><text:span text:style-name="T335">Percorso</text:span><text:span text:style-name="T334"> </text:span><text:span text:style-name="T332">&gt;</text:span><text:span text:style-name="T325">)</text:span><text:span text:style-name="T350"> </text:span><text:span text:style-name="T306">nella</text:span><text:span text:style-name="T305"> </text:span><text:span text:style-name="T306">classe </text:span><text:span text:style-name="Teletype"><text:span text:style-name="T225">Statistiche</text:span></text:span><text:span text:style-name="T306">. In particolare questo metodo deve scandire </text:span><text:span text:style-name="T323">l’insieme</text:span><text:span text:style-name="T312"> degli oggetti di tipo </text:span><text:span text:style-name="T331">Percorso</text:span><text:span text:style-name="T312"> che riceve </text:span><text:span text:style-name="T311">come parametro</text:span><text:span text:style-name="T308">,</text:span><text:span text:style-name="T306"> </text:span><text:span text:style-name="T307">e </text:span><text:span text:style-name="T316">raggrupparli sulla base della</text:span><text:span text:style-name="T307"> </text:span><text:span text:style-name="T321">bicicletta</text:span><text:span text:style-name="T317"> che li ha percorsi</text:span><text:span text:style-name="T307">, associando</text:span><text:span text:style-name="T309">l</text:span><text:span text:style-name="T320">i</text:span><text:span text:style-name="T309"> </text:span><text:span text:style-name="T310">al</text:span><text:span text:style-name="T309"> </text:span><text:span text:style-name="T313">corrispondente</text:span><text:span text:style-name="T312"> oggetto </text:span><text:span text:style-name="T330">Bici</text:span><text:span text:style-name="T309">.</text:span></text:p>
          <text:list>
            <text:list-item>
              <text:list>
                <text:list-header>
                  <text:p text:style-name="P39"><text:span text:style-name="T302">E' possibile, </text:span><text:span text:style-name="T304">ma solo se ritenuto necessario,</text:span><text:span text:style-name="T302"> modificare anche il codice della classe </text:span><text:span text:style-name="T299">Percorso</text:span><text:span text:style-name="T298"> </text:span><text:span text:style-name="T303">e d</text:span><text:span text:style-name="T302">ella classe </text:span><text:span text:style-name="T299">Bici</text:span><text:span text:style-name="T304">.</text:span></text:p>
                </text:list-header>
              </text:list>
            </text:list-item>
          </text:list>
          <text:p text:style-name="P45"><text:span text:style-name="T311">(</text:span><text:span text:style-name="T318">S</text:span><text:span text:style-name="T319">ugg</text:span><text:span text:style-name="T314">.: </text:span><text:span text:style-name="T324">usare</text:span><text:span text:style-name="T314"> il</text:span><text:span text:style-name="T311"> metodo </text:span><text:span text:style-name="T329">bici.sim.</text:span><text:span text:style-name="T330">Percorso</text:span><text:span text:style-name="T328">.get</text:span><text:span text:style-name="T330">Bici</text:span><text:span text:style-name="T327">()</text:span><text:span text:style-name="T322">; si consideri </text:span><text:span text:style-name="T323">anche </text:span><text:span text:style-name="T322">che alcune bici possono ripetere lo stesso percorso più volte </text:span><text:span text:style-name="T324">e che il risultato di questo metodo alimenta il metodo </text:span><text:span text:style-name="T330">utilizzi()</text:span><text:span text:style-name="T324"> oggetto della prossima domanda</text:span><text:span text:style-name="T322">)</text:span><text:span text:style-name="T306">.</text:span></text:p>
          <text:p text:style-name="P47"/>
        </text:list-item>
        <text:list-item>
          <text:p text:style-name="P46"><text:span text:style-name="T278">completare</text:span><text:span text:style-name="T277"> </text:span><text:span text:style-name="T278">il </text:span><text:span text:style-name="T279">corrispondente</text:span><text:span text:style-name="T278"> test-case </text:span><text:span text:style-name="T262">test</text:span><text:span text:style-name="T266">Percorso</text:span><text:span text:style-name="T263">Per</text:span><text:span text:style-name="T265">Bici</text:span><text:span text:style-name="T262">()</text:span><text:span text:style-name="T280"> </text:span><text:span text:style-name="T205">all'interno di </text:span><text:span text:style-name="T264">StatisticheTest</text:span></text:p>
        </text:list-item>
      </text:list>
      <text:p text:style-name="P29"/>
      <text:p text:style-name="P20"><text:span text:style-name="T294">DOMANDA </text:span><text:span text:style-name="T296">4</text:span> <text:span text:style-name="T294">(</text:span><text:span text:style-name="T295">2</text:span><text:span text:style-name="T297">5</text:span><text:span text:style-name="T294">%)</text:span></text:p>
      <text:list xml:id="list112947738735480" text:continue-list="list3993637384" text:style-name="L1">
        <text:list-header>
          <text:p text:style-name="P41"><text:span text:style-name="T216">Completare</text:span><text:span text:style-name="T213"> </text:span><text:span text:style-name="T216">il metodo </text:span><text:span text:style-name="T269">SortedMap&lt; Coordinate,Integer &gt;</text:span><text:span text:style-name="T267"> utilizzi</text:span><text:span text:style-name="T268">(</text:span><text:span text:style-name="T269"> Map&lt; </text:span><text:span text:style-name="T275">Bici</text:span><text:span text:style-name="T269">, </text:span><text:span text:style-name="T270">List</text:span><text:span text:style-name="T271">&lt; </text:span><text:span text:style-name="T272">Percorso</text:span><text:span text:style-name="T273"> </text:span><text:span text:style-name="T271">&gt; </text:span><text:span text:style-name="T274">&gt;</text:span><text:span text:style-name="T268">) </text:span><text:span text:style-name="T217">presente n</text:span><text:span text:style-name="T216">ella</text:span><text:span text:style-name="T213"> </text:span><text:span text:style-name="T216">classe </text:span><text:span text:style-name="Teletype"><text:span text:style-name="T276">Statistiche</text:span></text:span><text:span text:style-name="T214">.</text:span></text:p>
        </text:list-header>
      </text:list>
      <text:p text:style-name="P30"><text:span text:style-name="T372">Riceve la mappa dei percorsi effettuati da ciascuna bici (come restituito dal metodo </text:span><text:span text:style-name="T267">percorsoPerBici()</text:span><text:span text:style-name="T372"> scritto in risposta alla domanda precedente) e r</text:span><text:span text:style-name="T365">estituisce la </text:span><text:span text:style-name="T362">classifica </text:span><text:span text:style-name="T365">(modellata dalla </text:span><text:span text:style-name="T269">SortedMap</text:span><text:span text:style-name="T365">) </text:span><text:span text:style-name="T364">de</text:span><text:span text:style-name="T365">lle posizioni più frequentemente</text:span><text:span text:style-name="T364"> </text:span><text:span text:style-name="T365">utilizzate come destinazione e/o origine di uno dei </text:span><text:span text:style-name="T369">percorsi</text:span><text:span text:style-name="T365"> ricevuti nella lista passata come parametro. Ad ogni posizione </text:span><text:span text:style-name="T367">che figura</text:span><text:span text:style-name="T366"> come chiave </text:span><text:span text:style-name="T365">nella mapp</text:span><text:span text:style-name="T366">a</text:span><text:span text:style-name="T365"> corrisponde </text:span><text:span text:style-name="T366">come valore </text:span><text:span text:style-name="T367">un oggetto </text:span><text:span text:style-name="T269">Integer</text:span><text:span text:style-name="T367"> pari a</text:span><text:span text:style-name="T365">l numero complessivo di utilizzi, </text:span><text:span text:style-name="T368">da parte di una qualsiasi </text:span><text:span text:style-name="T369">bicicletta</text:span><text:span text:style-name="T368"> che abbia participato alla simulazione</text:span><text:span text:style-name="T365">. </text:span><text:span text:style-name="T370">Se una stessa bici ripete lo stesso percorso diverse volte, ciascun </text:span><text:span text:style-name="T371">percorso</text:span><text:span text:style-name="T370"> va contato separatamente.</text:span><text:span text:style-name="T362"> </text:span><text:span text:style-name="T363">Utilizzare </text:span><text:span text:style-name="T210">un criterio di ordinamento </text:span><text:span text:style-name="T215">esterno</text:span><text:span text:style-name="T211"> </text:span><text:span text:style-name="T212">alla</text:span><text:span text:style-name="T211"> classe </text:span><text:span text:style-name="T269">Coordinate</text:span><text:span text:style-name="T218">.</text:span></text:p>
      <text:p text:style-name="P26">(<text:span text:style-name="T383">Sugg.</text:span>: Assicurarsi che oggetti <text:span text:style-name="T385">rappresentanti</text:span> coordinate distinte non finiscano per essere esclusi dal<text:span text:style-name="T384">le chiavi del</text:span> risultato solo perché aventi lo stesso numero di utilizzi <text:span text:style-name="T385">di </text:span>altri).</text:p>
      <text:p text:style-name="P26"/>
      <text:p text:style-name="P17">DOMANDA <text:span text:style-name="T374">5</text:span> (<text:span text:style-name="T376">20</text:span>%)</text:p>
      <text:p text:style-name="P32"><text:span text:style-name="T352">Scrivere una nuova classe di test</text:span><text:span text:style-name="T351"> </text:span><text:span text:style-name="T346">bici.</text:span><text:span text:style-name="T348">tipo</text:span><text:span text:style-name="T347">.</text:span><text:span text:style-name="T348">tipo</text:span><text:span text:style-name="T349">Verde</text:span><text:span text:style-name="T343">Test </text:span><text:span text:style-name="T353">(posiziona</text:span><text:span text:style-name="T354">ndola </text:span><text:span text:style-name="T355">corrispondentemente alla classe sotto test </text:span><text:span text:style-name="T345">Verde</text:span><text:span text:style-name="T355">, ovvero </text:span><text:span text:style-name="T354">all’interno della </text:span><text:span text:style-name="T353">directory </text:span><text:span text:style-name="T337">test/</text:span><text:span text:style-name="T336">bici</text:span><text:span text:style-name="T338">/</text:span><text:span text:style-name="T339">tipo</text:span><text:span text:style-name="T353">) con</text:span><text:span text:style-name="T351"> </text:span><text:span text:style-name="T356">almeno </text:span><text:span text:style-name="T358">due</text:span><text:span text:style-name="T356"> </text:span><text:span text:style-name="T351">test-case </text:span><text:span text:style-name="T359">minimali</text:span><text:span text:style-name="T361"> </text:span><text:span text:style-name="T360">per</text:span><text:span text:style-name="T351"> verificare il corretto funzionamento </text:span><text:span text:style-name="T357">del metodo </text:span><text:span text:style-name="T358">che si occupa della scelta della prossima destinazione.</text:span><text:span text:style-name="T352"> </text:span><text:span text:style-name="T206">E' possibile, </text:span><text:span text:style-name="T207">ma solo se ritenuto </text:span><text:span text:style-name="T208">conveniente e senza </text:span><text:span text:style-name="T209">compromettere</text:span><text:span text:style-name="T208"> il resto del progetto</text:span><text:span text:style-name="T207">,</text:span><text:span text:style-name="T206"> modificare anche il codice della classe </text:span><text:span text:style-name="T261">Verde </text:span><text:span text:style-name="T199">per favorirne la </text:span><text:span text:style-name="T204">testabilita`</text:span><text:span text:style-name="T199">.</text:span></text:p>
      <text:p text:style-name="P33"/>
      <text:p text:style-name="P18"><text:span text:style-name="T60">DOMANDA </text:span><text:span text:style-name="T61">6</text:span><text:span text:style-name="T60"> (</text:span><text:span text:style-name="T62">SOLO PER STUDENTI CHE SOSTENGONO L’ESAME DA 9 CFU </text:span><text:span text:style-name="T63">+</text:span><text:span text:style-name="T59">10</text:span><text:span text:style-name="T60">%)</text:span></text:p>
      <text:p text:style-name="P31"><text:span text:style-name="T57">Il programma termina quando </text:span><text:span text:style-name="T56">viene premuto il tast</text:span><text:span text:style-name="T57">o</text:span><text:span text:style-name="T56"> ESCape. </text:span><text:span text:style-name="T57">Questo dovrebbe causare anche la stampa del messaggio “</text:span><text:span text:style-name="T293">Richiesta la terminazione della simulazione</text:span><text:span text:style-name="T57">“ che invece spesso </text:span><text:span text:style-name="T58">non </text:span><text:span text:style-name="T57">appare perche’ il programma termina prima </text:span><text:span text:style-name="T58">ancora </text:span><text:span text:style-name="T57">che il thread </text:span><text:span text:style-name="T58">adibito alla sua stampa </text:span><text:span text:style-name="T57">arrivi </text:span><text:span text:style-name="T58">ad eseguirla</text:span><text:span text:style-name="T57">. </text:span></text:p>
      <text:p text:style-name="P19"><text:span text:style-name="T56"><text:s/></text:span><text:span text:style-name="T57">Cambiare il codice del metodo </text:span><text:span text:style-name="T292">simula()</text:span><text:span text:style-name="T57"> all’interno della classe </text:span><text:span text:style-name="T292">Simulatore</text:span><text:span text:style-name="T57"> affinché le stampa del messaggio avvenga sempre </text:span><text:span text:style-name="T58">(Non e` possibile cambiare il codice delle altre classi per rispondere a questa domanda)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text-align="start" style:justify-single-word="false" fo:orphans="2" fo:widows="2" style:writing-mode="lr-tb"/>
      <style:text-properties fo:color="#000000" style:font-name="Times New Roman1" fo:font-family="'Times New Roman', serif" fo:font-size="12pt" style:font-name-asian="Times New Roman1" style:font-family-asian="'Times New Roman', serif" style:font-size-asian="12pt" style:language-asian="zxx" style:country-asian="none" style:font-name-complex="Times New Roman1" style:font-family-complex="'Times New Roman', serif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Cour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Courier_20_New" style:display-name="Courier New" style:family="paragraph" style:parent-style-name="Text_20_body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, monospace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it" fo:country="IT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30in" style:num-format="1" style:print-orientation="portrait" fo:margin-top="0.1299in" fo:margin-bottom="0.1299in" fo:margin-left="0.7902in" fo:margin-right="0.3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 programmatore sta implementando una applicazione per la gestione progetti</dc:title>
    <meta:initial-creator>Paolo Merialdo</meta:initial-creator>
    <dc:date>2018-09-20T11:29:47.459529840</dc:date>
    <meta:editing-duration>PT21H30M29S</meta:editing-duration>
    <meta:editing-cycles>205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201" meta:character-count="8717" meta:non-whitespace-character-count="7547"/>
  </office:meta>
</office:document-meta>
</file>